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1.473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4" style:family="table-cell" style:parent-style-name="Default" style:data-style-name="N0"/>
    <style:style style:name="ce3" style:family="table-cell" style:parent-style-name="Default">
      <style:text-properties style:font-name="CMU Brigh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rmat_arb" table:style-name="ta1">
        <table:shapes>
          <draw:frame draw:z-index="0" draw:style-name="gr1" draw:text-style-name="P1" svg:width="19.386cm" svg:height="9.003cm" svg:x="2.332cm" svg:y="23.875cm">
            <draw:object draw:notify-on-update-of-ranges="fermat_arb.A51:fermat_arb.AX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386cm" svg:height="9.003cm" svg:x="140.556cm" svg:y="23.067cm">
            <draw:object draw:notify-on-update-of-ranges="fermat_arb.CV1:fermat_arb.CV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9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table:formula="of:=0.0808*100/50" office:value-type="float" office:value="0.1616" calcext:value-type="float">
            <text:p>0.1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703" calcext:value-type="float">
            <text:p>8.3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494" calcext:value-type="float">
            <text:p>8.4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0646" calcext:value-type="float">
            <text:p>8.06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4225" calcext:value-type="float">
            <text:p>9.4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189" calcext:value-type="float">
            <text:p>7.8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9956" calcext:value-type="float">
            <text:p>7.99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0724" calcext:value-type="float">
            <text:p>8.07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1192" calcext:value-type="float">
            <text:p>8.1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0567" calcext:value-type="float">
            <text:p>8.0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5038" calcext:value-type="float">
            <text:p>8.5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387" calcext:value-type="float">
            <text:p>7.83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0.1212" calcext:value-type="float">
            <text:p>0.12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32" calcext:value-type="float">
            <text:p>7.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3232" calcext:value-type="float">
            <text:p>0.32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1237" calcext:value-type="float">
            <text:p>8.12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0507" calcext:value-type="float">
            <text:p>8.0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1414" calcext:value-type="float">
            <text:p>0.14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099" calcext:value-type="float">
            <text:p>8.0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.1117" calcext:value-type="float">
            <text:p>8.1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3232" calcext:value-type="float">
            <text:p>0.3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0012" calcext:value-type="float">
            <text:p>8.0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1481" calcext:value-type="float">
            <text:p>8.1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1414" calcext:value-type="float">
            <text:p>0.14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9194" calcext:value-type="float">
            <text:p>7.9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8037" calcext:value-type="float">
            <text:p>7.8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1818" calcext:value-type="float">
            <text:p>0.18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4303" calcext:value-type="float">
            <text:p>11.4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1212" calcext:value-type="float">
            <text:p>0.12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1451" calcext:value-type="float">
            <text:p>9.1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7007" calcext:value-type="float">
            <text:p>8.7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0563" calcext:value-type="float">
            <text:p>8.0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0.1616" calcext:value-type="float">
            <text:p>0.1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673" calcext:value-type="float">
            <text:p>8.26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3434" calcext:value-type="float">
            <text:p>0.34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2033" calcext:value-type="float">
            <text:p>8.20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8608" calcext:value-type="float">
            <text:p>7.8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737" calcext:value-type="float">
            <text:p>7.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2828" calcext:value-type="float">
            <text:p>0.28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534" calcext:value-type="float">
            <text:p>7.8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851" calcext:value-type="float">
            <text:p>7.8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3782" calcext:value-type="float">
            <text:p>8.37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6916" calcext:value-type="float">
            <text:p>9.6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3232" calcext:value-type="float">
            <text:p>0.3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1859" calcext:value-type="float">
            <text:p>8.18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866" calcext:value-type="float">
            <text:p>7.88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1414" calcext:value-type="float">
            <text:p>0.14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7668" calcext:value-type="float">
            <text:p>9.7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2828" calcext:value-type="float">
            <text:p>0.2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0.1414" calcext:value-type="float">
            <text:p>0.14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8098" calcext:value-type="float">
            <text:p>7.8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0.3838" calcext:value-type="float">
            <text:p>0.38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.3471" calcext:value-type="float">
            <text:p>9.3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2626" calcext:value-type="float">
            <text:p>0.26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869" calcext:value-type="float">
            <text:p>8.2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2828" calcext:value-type="float">
            <text:p>0.2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8131" calcext:value-type="float">
            <text:p>7.8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4005" calcext:value-type="float">
            <text:p>8.4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873" calcext:value-type="float">
            <text:p>7.8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2424" calcext:value-type="float">
            <text:p>0.24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7081" calcext:value-type="float">
            <text:p>8.70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9907" calcext:value-type="float">
            <text:p>7.99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9263" calcext:value-type="float">
            <text:p>7.9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2828" calcext:value-type="float">
            <text:p>0.28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3597" calcext:value-type="float">
            <text:p>9.35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3434" calcext:value-type="float">
            <text:p>0.34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2046" calcext:value-type="float">
            <text:p>8.2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7815" calcext:value-type="float">
            <text:p>7.7815</text:p>
          </table:table-cell>
        </table:table-row>
        <table:table-row table:style-name="ro1">
          <table:table-cell table:style-name="ce1" table:formula="of:=AVERAGE([.A1:.A50])" office:value-type="float" office:value="6.5" calcext:value-type="float">
            <text:p>6.5000</text:p>
          </table:table-cell>
          <table:table-cell table:style-name="ce1" table:formula="of:=AVERAGE([.B1:.B50])" office:value-type="float" office:value="1.02" calcext:value-type="float">
            <text:p>1.0200</text:p>
          </table:table-cell>
          <table:table-cell table:style-name="ce1" table:formula="of:=AVERAGE([.C1:.C50])" office:value-type="float" office:value="0.46" calcext:value-type="float">
            <text:p>0.4600</text:p>
          </table:table-cell>
          <table:table-cell table:style-name="ce1" table:formula="of:=AVERAGE([.D1:.D50])" office:value-type="float" office:value="0.24" calcext:value-type="float">
            <text:p>0.2400</text:p>
          </table:table-cell>
          <table:table-cell table:style-name="ce1" table:formula="of:=AVERAGE([.E1:.E50])" office:value-type="float" office:value="0.26" calcext:value-type="float">
            <text:p>0.2600</text:p>
          </table:table-cell>
          <table:table-cell table:style-name="ce1" table:formula="of:=AVERAGE([.F1:.F50])" office:value-type="float" office:value="0.16" calcext:value-type="float">
            <text:p>0.1600</text:p>
          </table:table-cell>
          <table:table-cell table:style-name="ce1" table:formula="of:=AVERAGE([.G1:.G50])" office:value-type="float" office:value="0.1" calcext:value-type="float">
            <text:p>0.1000</text:p>
          </table:table-cell>
          <table:table-cell table:style-name="ce1" table:formula="of:=AVERAGE([.H1:.H50])" office:value-type="float" office:value="0.22" calcext:value-type="float">
            <text:p>0.2200</text:p>
          </table:table-cell>
          <table:table-cell table:style-name="ce1" table:formula="of:=AVERAGE([.I1:.I50])" office:value-type="float" office:value="0.16" calcext:value-type="float">
            <text:p>0.1600</text:p>
          </table:table-cell>
          <table:table-cell table:style-name="ce1" table:formula="of:=AVERAGE([.J1:.J50])" office:value-type="float" office:value="0.1" calcext:value-type="float">
            <text:p>0.1000</text:p>
          </table:table-cell>
          <table:table-cell table:style-name="ce1" table:formula="of:=AVERAGE([.K1:.K50])" office:value-type="float" office:value="0.14" calcext:value-type="float">
            <text:p>0.1400</text:p>
          </table:table-cell>
          <table:table-cell table:style-name="ce1" table:formula="of:=AVERAGE([.L1:.L50])" office:value-type="float" office:value="0.08" calcext:value-type="float">
            <text:p>0.0800</text:p>
          </table:table-cell>
          <table:table-cell table:style-name="ce1" table:formula="of:=AVERAGE([.M1:.M50])" office:value-type="float" office:value="0.12" calcext:value-type="float">
            <text:p>0.1200</text:p>
          </table:table-cell>
          <table:table-cell table:style-name="ce1" table:formula="of:=AVERAGE([.N1:.N50])" office:value-type="float" office:value="0.12" calcext:value-type="float">
            <text:p>0.1200</text:p>
          </table:table-cell>
          <table:table-cell table:style-name="ce1" table:formula="of:=AVERAGE([.O1:.O50])" office:value-type="float" office:value="0" calcext:value-type="float">
            <text:p>0.0000</text:p>
          </table:table-cell>
          <table:table-cell table:style-name="ce1" table:formula="of:=AVERAGE([.P1:.P50])" office:value-type="float" office:value="0.08" calcext:value-type="float">
            <text:p>0.0800</text:p>
          </table:table-cell>
          <table:table-cell table:style-name="ce1" table:formula="of:=AVERAGE([.Q1:.Q50])" office:value-type="float" office:value="0.1" calcext:value-type="float">
            <text:p>0.1000</text:p>
          </table:table-cell>
          <table:table-cell table:style-name="ce1" table:formula="of:=AVERAGE([.R1:.R50])" office:value-type="float" office:value="0.14" calcext:value-type="float">
            <text:p>0.1400</text:p>
          </table:table-cell>
          <table:table-cell table:style-name="ce1" table:formula="of:=AVERAGE([.S1:.S50])" office:value-type="float" office:value="0.06" calcext:value-type="float">
            <text:p>0.0600</text:p>
          </table:table-cell>
          <table:table-cell table:style-name="ce1" table:formula="of:=AVERAGE([.T1:.T50])" office:value-type="float" office:value="0.1" calcext:value-type="float">
            <text:p>0.1000</text:p>
          </table:table-cell>
          <table:table-cell table:style-name="ce1" table:formula="of:=AVERAGE([.U1:.U50])" office:value-type="float" office:value="0.04" calcext:value-type="float">
            <text:p>0.0400</text:p>
          </table:table-cell>
          <table:table-cell table:style-name="ce1" table:formula="of:=AVERAGE([.V1:.V50])" office:value-type="float" office:value="0.1" calcext:value-type="float">
            <text:p>0.1000</text:p>
          </table:table-cell>
          <table:table-cell table:style-name="ce1" table:formula="of:=AVERAGE([.W1:.W50])" office:value-type="float" office:value="0.08" calcext:value-type="float">
            <text:p>0.0800</text:p>
          </table:table-cell>
          <table:table-cell table:style-name="ce1" table:formula="of:=AVERAGE([.X1:.X50])" office:value-type="float" office:value="0.1" calcext:value-type="float">
            <text:p>0.1000</text:p>
          </table:table-cell>
          <table:table-cell table:style-name="ce1" table:formula="of:=AVERAGE([.Y1:.Y50])" office:value-type="float" office:value="0.12" calcext:value-type="float">
            <text:p>0.1200</text:p>
          </table:table-cell>
          <table:table-cell table:style-name="ce1" table:formula="of:=AVERAGE([.Z1:.Z50])" office:value-type="float" office:value="0.02" calcext:value-type="float">
            <text:p>0.0200</text:p>
          </table:table-cell>
          <table:table-cell table:style-name="ce1" table:formula="of:=AVERAGE([.AA1:.AA50])" office:value-type="float" office:value="0.04" calcext:value-type="float">
            <text:p>0.0400</text:p>
          </table:table-cell>
          <table:table-cell table:style-name="ce1" table:formula="of:=AVERAGE([.AB1:.AB50])" office:value-type="float" office:value="0.04" calcext:value-type="float">
            <text:p>0.0400</text:p>
          </table:table-cell>
          <table:table-cell table:style-name="ce1" table:formula="of:=AVERAGE([.AC1:.AC50])" office:value-type="float" office:value="0.06" calcext:value-type="float">
            <text:p>0.0600</text:p>
          </table:table-cell>
          <table:table-cell table:style-name="ce1" table:formula="of:=AVERAGE([.AD1:.AD50])" office:value-type="float" office:value="0.02" calcext:value-type="float">
            <text:p>0.0200</text:p>
          </table:table-cell>
          <table:table-cell table:style-name="ce1" table:formula="of:=AVERAGE([.AE1:.AE50])" office:value-type="float" office:value="0.1" calcext:value-type="float">
            <text:p>0.1000</text:p>
          </table:table-cell>
          <table:table-cell table:style-name="ce1" table:formula="of:=AVERAGE([.AF1:.AF50])" office:value-type="float" office:value="0.04" calcext:value-type="float">
            <text:p>0.0400</text:p>
          </table:table-cell>
          <table:table-cell table:style-name="ce1" table:formula="of:=AVERAGE([.AG1:.AG50])" office:value-type="float" office:value="0.08" calcext:value-type="float">
            <text:p>0.0800</text:p>
          </table:table-cell>
          <table:table-cell table:style-name="ce1" table:formula="of:=AVERAGE([.AH1:.AH50])" office:value-type="float" office:value="0" calcext:value-type="float">
            <text:p>0.0000</text:p>
          </table:table-cell>
          <table:table-cell table:style-name="ce1" table:formula="of:=AVERAGE([.AI1:.AI50])" office:value-type="float" office:value="0.02" calcext:value-type="float">
            <text:p>0.0200</text:p>
          </table:table-cell>
          <table:table-cell table:style-name="ce1" table:formula="of:=AVERAGE([.AJ1:.AJ50])" office:value-type="float" office:value="0.08" calcext:value-type="float">
            <text:p>0.0800</text:p>
          </table:table-cell>
          <table:table-cell table:style-name="ce1" table:formula="of:=AVERAGE([.AK1:.AK50])" office:value-type="float" office:value="0.02" calcext:value-type="float">
            <text:p>0.0200</text:p>
          </table:table-cell>
          <table:table-cell table:style-name="ce1" table:formula="of:=AVERAGE([.AL1:.AL50])" office:value-type="float" office:value="0" calcext:value-type="float">
            <text:p>0.0000</text:p>
          </table:table-cell>
          <table:table-cell table:style-name="ce1" table:formula="of:=AVERAGE([.AM1:.AM50])" office:value-type="float" office:value="0.02" calcext:value-type="float">
            <text:p>0.0200</text:p>
          </table:table-cell>
          <table:table-cell table:style-name="ce1" table:formula="of:=AVERAGE([.AN1:.AN50])" office:value-type="float" office:value="0.02" calcext:value-type="float">
            <text:p>0.0200</text:p>
          </table:table-cell>
          <table:table-cell table:style-name="ce1" table:formula="of:=AVERAGE([.AO1:.AO50])" office:value-type="float" office:value="0.04" calcext:value-type="float">
            <text:p>0.0400</text:p>
          </table:table-cell>
          <table:table-cell table:style-name="ce1" table:formula="of:=AVERAGE([.AP1:.AP50])" office:value-type="float" office:value="0" calcext:value-type="float">
            <text:p>0.0000</text:p>
          </table:table-cell>
          <table:table-cell table:style-name="ce1" table:formula="of:=AVERAGE([.AQ1:.AQ50])" office:value-type="float" office:value="0" calcext:value-type="float">
            <text:p>0.0000</text:p>
          </table:table-cell>
          <table:table-cell table:style-name="ce1" table:formula="of:=AVERAGE([.AR1:.AR50])" office:value-type="float" office:value="0.02" calcext:value-type="float">
            <text:p>0.0200</text:p>
          </table:table-cell>
          <table:table-cell table:style-name="ce1" table:formula="of:=AVERAGE([.AS1:.AS50])" office:value-type="float" office:value="0.02" calcext:value-type="float">
            <text:p>0.0200</text:p>
          </table:table-cell>
          <table:table-cell table:style-name="ce1" table:formula="of:=AVERAGE([.AT1:.AT50])" office:value-type="float" office:value="0.02" calcext:value-type="float">
            <text:p>0.0200</text:p>
          </table:table-cell>
          <table:table-cell table:style-name="ce1" table:formula="of:=AVERAGE([.AU1:.AU50])" office:value-type="float" office:value="0.02" calcext:value-type="float">
            <text:p>0.0200</text:p>
          </table:table-cell>
          <table:table-cell table:style-name="ce1" table:formula="of:=AVERAGE([.AV1:.AV50])" office:value-type="float" office:value="0.04" calcext:value-type="float">
            <text:p>0.0400</text:p>
          </table:table-cell>
          <table:table-cell table:style-name="ce1" table:formula="of:=AVERAGE([.AW1:.AW50])" office:value-type="float" office:value="0" calcext:value-type="float">
            <text:p>0.0000</text:p>
          </table:table-cell>
          <table:table-cell table:style-name="ce1" table:formula="of:=AVERAGE([.AX1:.AX50])" office:value-type="float" office:value="0.02" calcext:value-type="float">
            <text:p>0.0200</text:p>
          </table:table-cell>
          <table:table-cell table:style-name="ce1" table:formula="of:=AVERAGE([.AY1:.AY50])" office:value-type="float" office:value="0.02" calcext:value-type="float">
            <text:p>0.0200</text:p>
          </table:table-cell>
          <table:table-cell table:number-columns-repeated="52"/>
        </table:table-row>
        <table:table-row table:style-name="ro1">
          <table:table-cell office:value-type="float" office:value="2.83939057" calcext:value-type="float">
            <text:p>2.83939057</text:p>
          </table:table-cell>
          <table:table-cell office:value-type="float" office:value="1.92900503" calcext:value-type="float">
            <text:p>1.92900503</text:p>
          </table:table-cell>
          <table:table-cell office:value-type="float" office:value="2.06671554" calcext:value-type="float">
            <text:p>2.06671554</text:p>
          </table:table-cell>
          <table:table-cell office:value-type="float" office:value="2.33024868" calcext:value-type="float">
            <text:p>2.33024868</text:p>
          </table:table-cell>
          <table:table-cell office:value-type="float" office:value="2.10067831" calcext:value-type="float">
            <text:p>2.10067831</text:p>
          </table:table-cell>
          <table:table-cell office:value-type="float" office:value="2.37227775" calcext:value-type="float">
            <text:p>2.37227775</text:p>
          </table:table-cell>
          <table:table-cell office:value-type="float" office:value="2.2053174" calcext:value-type="float">
            <text:p>2.2053174</text:p>
          </table:table-cell>
          <table:table-cell office:value-type="float" office:value="2.12503079" calcext:value-type="float">
            <text:p>2.12503079</text:p>
          </table:table-cell>
          <table:table-cell office:value-type="float" office:value="2.15481625" calcext:value-type="float">
            <text:p>2.15481625</text:p>
          </table:table-cell>
          <table:table-cell office:value-type="float" office:value="2.20426988" calcext:value-type="float">
            <text:p>2.20426988</text:p>
          </table:table-cell>
          <table:table-cell office:value-type="float" office:value="2.42594468" calcext:value-type="float">
            <text:p>2.42594468</text:p>
          </table:table-cell>
          <table:table-cell office:value-type="float" office:value="2.37985858" calcext:value-type="float">
            <text:p>2.37985858</text:p>
          </table:table-cell>
          <table:table-cell office:value-type="float" office:value="2.27717219" calcext:value-type="float">
            <text:p>2.27717219</text:p>
          </table:table-cell>
          <table:table-cell office:value-type="float" office:value="2.34215075" calcext:value-type="float">
            <text:p>2.34215075</text:p>
          </table:table-cell>
          <table:table-cell office:value-type="float" office:value="2.34339724" calcext:value-type="float">
            <text:p>2.34339724</text:p>
          </table:table-cell>
          <table:table-cell office:value-type="float" office:value="2.60352296" calcext:value-type="float">
            <text:p>2.60352296</text:p>
          </table:table-cell>
          <table:table-cell office:value-type="float" office:value="3.96152273" calcext:value-type="float">
            <text:p>3.96152273</text:p>
          </table:table-cell>
          <table:table-cell office:value-type="float" office:value="3.50850297" calcext:value-type="float">
            <text:p>3.50850297</text:p>
          </table:table-cell>
          <table:table-cell office:value-type="float" office:value="2.7760908" calcext:value-type="float">
            <text:p>2.7760908</text:p>
          </table:table-cell>
          <table:table-cell office:value-type="float" office:value="2.75977606" calcext:value-type="float">
            <text:p>2.75977606</text:p>
          </table:table-cell>
          <table:table-cell office:value-type="float" office:value="2.68137273" calcext:value-type="float">
            <text:p>2.68137273</text:p>
          </table:table-cell>
          <table:table-cell office:value-type="float" office:value="2.70452421" calcext:value-type="float">
            <text:p>2.70452421</text:p>
          </table:table-cell>
          <table:table-cell office:value-type="float" office:value="2.79243465" calcext:value-type="float">
            <text:p>2.79243465</text:p>
          </table:table-cell>
          <table:table-cell office:value-type="float" office:value="2.86631764" calcext:value-type="float">
            <text:p>2.86631764</text:p>
          </table:table-cell>
          <table:table-cell office:value-type="float" office:value="2.79726442" calcext:value-type="float">
            <text:p>2.79726442</text:p>
          </table:table-cell>
          <table:table-cell office:value-type="float" office:value="2.89965532" calcext:value-type="float">
            <text:p>2.89965532</text:p>
          </table:table-cell>
          <table:table-cell office:value-type="float" office:value="2.76501965" calcext:value-type="float">
            <text:p>2.76501965</text:p>
          </table:table-cell>
          <table:table-cell office:value-type="float" office:value="2.98493746" calcext:value-type="float">
            <text:p>2.98493746</text:p>
          </table:table-cell>
          <table:table-cell office:value-type="float" office:value="3.19668169" calcext:value-type="float">
            <text:p>3.19668169</text:p>
          </table:table-cell>
          <table:table-cell office:value-type="float" office:value="3.00229478" calcext:value-type="float">
            <text:p>3.00229478</text:p>
          </table:table-cell>
          <table:table-cell office:value-type="float" office:value="4.14413814" calcext:value-type="float">
            <text:p>4.14413814</text:p>
          </table:table-cell>
          <table:table-cell office:value-type="float" office:value="4.02179629" calcext:value-type="float">
            <text:p>4.02179629</text:p>
          </table:table-cell>
          <table:table-cell office:value-type="float" office:value="3.44206649" calcext:value-type="float">
            <text:p>3.44206649</text:p>
          </table:table-cell>
          <table:table-cell office:value-type="float" office:value="3.33431242" calcext:value-type="float">
            <text:p>3.33431242</text:p>
          </table:table-cell>
          <table:table-cell office:value-type="float" office:value="3.10459042" calcext:value-type="float">
            <text:p>3.10459042</text:p>
          </table:table-cell>
          <table:table-cell office:value-type="float" office:value="3.23285042" calcext:value-type="float">
            <text:p>3.23285042</text:p>
          </table:table-cell>
          <table:table-cell office:value-type="float" office:value="3.39985194" calcext:value-type="float">
            <text:p>3.39985194</text:p>
          </table:table-cell>
          <table:table-cell office:value-type="float" office:value="3.08183224" calcext:value-type="float">
            <text:p>3.08183224</text:p>
          </table:table-cell>
          <table:table-cell office:value-type="float" office:value="3.07677058" calcext:value-type="float">
            <text:p>3.07677058</text:p>
          </table:table-cell>
          <table:table-cell office:value-type="float" office:value="3.14548746" calcext:value-type="float">
            <text:p>3.14548746</text:p>
          </table:table-cell>
          <table:table-cell office:value-type="float" office:value="3.15291651" calcext:value-type="float">
            <text:p>3.15291651</text:p>
          </table:table-cell>
          <table:table-cell office:value-type="float" office:value="3.17961068" calcext:value-type="float">
            <text:p>3.17961068</text:p>
          </table:table-cell>
          <table:table-cell office:value-type="float" office:value="3.20878711" calcext:value-type="float">
            <text:p>3.20878711</text:p>
          </table:table-cell>
          <table:table-cell office:value-type="float" office:value="4.29003885" calcext:value-type="float">
            <text:p>4.29003885</text:p>
          </table:table-cell>
          <table:table-cell office:value-type="float" office:value="3.25494704" calcext:value-type="float">
            <text:p>3.25494704</text:p>
          </table:table-cell>
          <table:table-cell office:value-type="float" office:value="3.33935018" calcext:value-type="float">
            <text:p>3.33935018</text:p>
          </table:table-cell>
          <table:table-cell office:value-type="float" office:value="3.45339924" calcext:value-type="float">
            <text:p>3.45339924</text:p>
          </table:table-cell>
          <table:table-cell office:value-type="float" office:value="3.33762535" calcext:value-type="float">
            <text:p>3.33762535</text:p>
          </table:table-cell>
          <table:table-cell office:value-type="float" office:value="3.40673492" calcext:value-type="float">
            <text:p>3.40673492</text:p>
          </table:table-cell>
          <table:table-cell office:value-type="float" office:value="3.46065706" calcext:value-type="float">
            <text:p>3.46065706</text:p>
          </table:table-cell>
          <table:table-cell office:value-type="float" office:value="3.08183224" calcext:value-type="float">
            <text:p>3.08183224</text:p>
          </table:table-cell>
          <table:table-cell table:number-columns-repeated="52"/>
        </table:table-row>
      </table:table>
      <table:table table:name="euler_arb" table:style-name="ta1">
        <table:shapes>
          <draw:frame draw:z-index="0" draw:style-name="gr1" draw:text-style-name="P1" svg:width="15.999cm" svg:height="8.999cm" svg:x="1.082cm" svg:y="25.969cm">
            <draw:object draw:notify-on-update-of-ranges="euler_arb.A51:euler_arb.AX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.386cm" svg:height="9.003cm" svg:x="18.338cm" svg:y="24.074cm">
            <draw:object draw:notify-on-update-of-ranges="euler_arb.A51:euler_arb.AX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1024" table:default-cell-style-name="Default"/>
        <table:table-row table:style-name="ro1">
          <table:table-cell office:value-type="float" office:value="1" calcext:value-type="float">
            <table:cell-range-source table:name="CSV_all" xlink:type="simple" xlink:href="../euler_arb.csv" table:filter-name="Text - txt - csv (StarCalc)" table:filter-options="9/59/44,34,76,1,,0,false,false,true,false,false" table:last-column-spanned="103" table:last-row-spanned="50"/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0827" calcext:value-type="float">
            <text:p>5.0827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3253" calcext:value-type="float">
            <text:p>5.3253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0194" calcext:value-type="float">
            <text:p>4.0194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2345" calcext:value-type="float">
            <text:p>4.2345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8794" calcext:value-type="float">
            <text:p>4.8794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149" calcext:value-type="float">
            <text:p>4.0149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904" calcext:value-type="float">
            <text:p>3.9904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887" calcext:value-type="float">
            <text:p>3.8887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93" calcext:value-type="float">
            <text:p>3.993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118" calcext:value-type="float">
            <text:p>4.9118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1499" calcext:value-type="float">
            <text:p>4.1499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7686" calcext:value-type="float">
            <text:p>4.7686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2962" calcext:value-type="float">
            <text:p>4.2962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2696" calcext:value-type="float">
            <text:p>4.2696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359" calcext:value-type="float">
            <text:p>4.2359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808" calcext:value-type="float">
            <text:p>3.7808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0129" calcext:value-type="float">
            <text:p>4.0129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1494" calcext:value-type="float">
            <text:p>4.1494</text:p>
          </table:table-cell>
          <table:table-cell table:number-columns-repeated="9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3204" calcext:value-type="float">
            <text:p>4.3204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455" calcext:value-type="float">
            <text:p>3.7455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81" calcext:value-type="float">
            <text:p>3.981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5103" calcext:value-type="float">
            <text:p>4.5103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191" calcext:value-type="float">
            <text:p>3.7191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976" calcext:value-type="float">
            <text:p>3.7976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404" calcext:value-type="float">
            <text:p>5.0404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0896" calcext:value-type="float">
            <text:p>4.0896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655" calcext:value-type="float">
            <text:p>3.8655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056" calcext:value-type="float">
            <text:p>3.8056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34" calcext:value-type="float">
            <text:p>3.734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727" calcext:value-type="float">
            <text:p>3.8727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6624" calcext:value-type="float">
            <text:p>3.6624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387" calcext:value-type="float">
            <text:p>3.8387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595" calcext:value-type="float">
            <text:p>3.8595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263" calcext:value-type="float">
            <text:p>3.7263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404" calcext:value-type="float">
            <text:p>3.7404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404" calcext:value-type="float">
            <text:p>3.8404</text:p>
          </table:table-cell>
          <table:table-cell table:number-columns-repeated="9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785" calcext:value-type="float">
            <text:p>3.8785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312" calcext:value-type="float">
            <text:p>3.9312</text:p>
          </table:table-cell>
          <table:table-cell table:number-columns-repeated="9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7937" calcext:value-type="float">
            <text:p>3.7937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321" calcext:value-type="float">
            <text:p>3.9321</text:p>
          </table:table-cell>
          <table:table-cell table:number-columns-repeated="9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2396" calcext:value-type="float">
            <text:p>4.2396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23" calcext:value-type="float">
            <text:p>3.923</text:p>
          </table:table-cell>
          <table:table-cell table:number-columns-repeated="921"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512" calcext:value-type="float">
            <text:p>3.8512</text:p>
          </table:table-cell>
          <table:table-cell table:number-columns-repeated="9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642" calcext:value-type="float">
            <text:p>3.9642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165" calcext:value-type="float">
            <text:p>3.7165</text:p>
          </table:table-cell>
          <table:table-cell table:number-columns-repeated="9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0903" calcext:value-type="float">
            <text:p>4.0903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7342" calcext:value-type="float">
            <text:p>3.7342</text:p>
          </table:table-cell>
          <table:table-cell table:number-columns-repeated="9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637" calcext:value-type="float">
            <text:p>3.9637</text:p>
          </table:table-cell>
          <table:table-cell table:number-columns-repeated="921"/>
        </table:table-row>
        <table:table-row table:style-name="ro1">
          <table:table-cell table:style-name="ce1" office:value-type="float" office:value="1.76" calcext:value-type="float">
            <text:p>1.7600</text:p>
          </table:table-cell>
          <table:table-cell table:style-name="ce1" office:value-type="float" office:value="0.08" calcext:value-type="float">
            <text:p>0.0800</text:p>
          </table:table-cell>
          <table:table-cell table:number-columns-repeated="2" table:style-name="ce1" office:value-type="float" office:value="0.02" calcext:value-type="float">
            <text:p>0.0200</text:p>
          </table:table-cell>
          <table:table-cell table:number-columns-repeated="46" table:style-name="ce1" office:value-type="float" office:value="0" calcext:value-type="float">
            <text:p>0.0000</text:p>
          </table:table-cell>
          <table:table-cell table:style-name="ce1" table:number-columns-repeated="974"/>
        </table:table-row>
        <table:table-row table:style-name="ro1">
          <table:table-cell office:value-type="float" office:value="3.15132690104656" calcext:value-type="float">
            <text:p>3.15132690104656</text:p>
          </table:table-cell>
          <table:table-cell office:value-type="float" office:value="1.91517988900887" calcext:value-type="float">
            <text:p>1.91517988900887</text:p>
          </table:table-cell>
          <table:table-cell office:value-type="float" office:value="2.1663421500125" calcext:value-type="float">
            <text:p>2.1663421500125</text:p>
          </table:table-cell>
          <table:table-cell office:value-type="float" office:value="2.27933301101439" calcext:value-type="float">
            <text:p>2.27933301101439</text:p>
          </table:table-cell>
          <table:table-cell office:value-type="float" office:value="2.15830546297366" calcext:value-type="float">
            <text:p>2.15830546297366</text:p>
          </table:table-cell>
          <table:table-cell office:value-type="float" office:value="1.81192601303337" calcext:value-type="float">
            <text:p>1.81192601303337</text:p>
          </table:table-cell>
          <table:table-cell office:value-type="float" office:value="1.69009600597201" calcext:value-type="float">
            <text:p>1.69009600597201</text:p>
          </table:table-cell>
          <table:table-cell office:value-type="float" office:value="1.4429770130082" calcext:value-type="float">
            <text:p>1.4429770130082</text:p>
          </table:table-cell>
          <table:table-cell office:value-type="float" office:value="1.36593436199473" calcext:value-type="float">
            <text:p>1.36593436199473</text:p>
          </table:table-cell>
          <table:table-cell office:value-type="float" office:value="1.38237793097505" calcext:value-type="float">
            <text:p>1.38237793097505</text:p>
          </table:table-cell>
          <table:table-cell office:value-type="float" office:value="1.57054843800142" calcext:value-type="float">
            <text:p>1.57054843800142</text:p>
          </table:table-cell>
          <table:table-cell office:value-type="float" office:value="1.56375285203103" calcext:value-type="float">
            <text:p>1.56375285203103</text:p>
          </table:table-cell>
          <table:table-cell office:value-type="float" office:value="2.03732452902477" calcext:value-type="float">
            <text:p>2.03732452902477</text:p>
          </table:table-cell>
          <table:table-cell office:value-type="float" office:value="1.45709356799489" calcext:value-type="float">
            <text:p>1.45709356799489</text:p>
          </table:table-cell>
          <table:table-cell office:value-type="float" office:value="1.3506639309926" calcext:value-type="float">
            <text:p>1.3506639309926</text:p>
          </table:table-cell>
          <table:table-cell office:value-type="float" office:value="1.35117854800774" calcext:value-type="float">
            <text:p>1.35117854800774</text:p>
          </table:table-cell>
          <table:table-cell office:value-type="float" office:value="1.63259141903836" calcext:value-type="float">
            <text:p>1.63259141903836</text:p>
          </table:table-cell>
          <table:table-cell office:value-type="float" office:value="2.30091483704746" calcext:value-type="float">
            <text:p>2.30091483704746</text:p>
          </table:table-cell>
          <table:table-cell office:value-type="float" office:value="1.90415964502608" calcext:value-type="float">
            <text:p>1.90415964502608</text:p>
          </table:table-cell>
          <table:table-cell office:value-type="float" office:value="1.60415337199811" calcext:value-type="float">
            <text:p>1.60415337199811</text:p>
          </table:table-cell>
          <table:table-cell office:value-type="float" office:value="1.81640882301144" calcext:value-type="float">
            <text:p>1.81640882301144</text:p>
          </table:table-cell>
          <table:table-cell office:value-type="float" office:value="1.90986444998998" calcext:value-type="float">
            <text:p>1.90986444998998</text:p>
          </table:table-cell>
          <table:table-cell office:value-type="float" office:value="1.74298339296365" calcext:value-type="float">
            <text:p>1.74298339296365</text:p>
          </table:table-cell>
          <table:table-cell office:value-type="float" office:value="1.78718385304092" calcext:value-type="float">
            <text:p>1.78718385304092</text:p>
          </table:table-cell>
          <table:table-cell office:value-type="float" office:value="1.70198817102937" calcext:value-type="float">
            <text:p>1.70198817102937</text:p>
          </table:table-cell>
          <table:table-cell office:value-type="float" office:value="1.38763611303875" calcext:value-type="float">
            <text:p>1.38763611303875</text:p>
          </table:table-cell>
          <table:table-cell office:value-type="float" office:value="1.34613840997918" calcext:value-type="float">
            <text:p>1.34613840997918</text:p>
          </table:table-cell>
          <table:table-cell office:value-type="float" office:value="1.40126709599281" calcext:value-type="float">
            <text:p>1.40126709599281</text:p>
          </table:table-cell>
          <table:table-cell office:value-type="float" office:value="1.32798964495305" calcext:value-type="float">
            <text:p>1.32798964495305</text:p>
          </table:table-cell>
          <table:table-cell office:value-type="float" office:value="1.42740749003133" calcext:value-type="float">
            <text:p>1.42740749003133</text:p>
          </table:table-cell>
          <table:table-cell office:value-type="float" office:value="1.57402658299543" calcext:value-type="float">
            <text:p>1.57402658299543</text:p>
          </table:table-cell>
          <table:table-cell office:value-type="float" office:value="1.40168227400864" calcext:value-type="float">
            <text:p>1.40168227400864</text:p>
          </table:table-cell>
          <table:table-cell office:value-type="float" office:value="1.31350647099316" calcext:value-type="float">
            <text:p>1.31350647099316</text:p>
          </table:table-cell>
          <table:table-cell office:value-type="float" office:value="1.30514051101636" calcext:value-type="float">
            <text:p>1.30514051101636</text:p>
          </table:table-cell>
          <table:table-cell office:value-type="float" office:value="1.64473825803725" calcext:value-type="float">
            <text:p>1.64473825803725</text:p>
          </table:table-cell>
          <table:table-cell office:value-type="float" office:value="1.29005839704769" calcext:value-type="float">
            <text:p>1.29005839704769</text:p>
          </table:table-cell>
          <table:table-cell office:value-type="float" office:value="1.28927238303004" calcext:value-type="float">
            <text:p>1.28927238303004</text:p>
          </table:table-cell>
          <table:table-cell office:value-type="float" office:value="1.28679741197266" calcext:value-type="float">
            <text:p>1.28679741197266</text:p>
          </table:table-cell>
          <table:table-cell office:value-type="float" office:value="1.32238356600283" calcext:value-type="float">
            <text:p>1.32238356600283</text:p>
          </table:table-cell>
          <table:table-cell office:value-type="float" office:value="1.28803136199713" calcext:value-type="float">
            <text:p>1.28803136199713</text:p>
          </table:table-cell>
          <table:table-cell office:value-type="float" office:value="1.28907737496775" calcext:value-type="float">
            <text:p>1.28907737496775</text:p>
          </table:table-cell>
          <table:table-cell office:value-type="float" office:value="1.28546322300099" calcext:value-type="float">
            <text:p>1.28546322300099</text:p>
          </table:table-cell>
          <table:table-cell office:value-type="float" office:value="1.29293424700154" calcext:value-type="float">
            <text:p>1.29293424700154</text:p>
          </table:table-cell>
          <table:table-cell office:value-type="float" office:value="1.27763956703711" calcext:value-type="float">
            <text:p>1.27763956703711</text:p>
          </table:table-cell>
          <table:table-cell office:value-type="float" office:value="1.29013704799581" calcext:value-type="float">
            <text:p>1.29013704799581</text:p>
          </table:table-cell>
          <table:table-cell office:value-type="float" office:value="1.3073883720208" calcext:value-type="float">
            <text:p>1.3073883720208</text:p>
          </table:table-cell>
          <table:table-cell office:value-type="float" office:value="1.28609764302382" calcext:value-type="float">
            <text:p>1.28609764302382</text:p>
          </table:table-cell>
          <table:table-cell office:value-type="float" office:value="1.29194313002517" calcext:value-type="float">
            <text:p>1.29194313002517</text:p>
          </table:table-cell>
          <table:table-cell office:value-type="float" office:value="1.28966717398725" calcext:value-type="float">
            <text:p>1.28966717398725</text:p>
          </table:table-cell>
          <table:table-cell office:value-type="float" office:value="1.30476897099288" calcext:value-type="float">
            <text:p>1.30476897099288</text:p>
          </table:table-cell>
          <table:table-cell office:value-type="float" office:value="1.76715222495841" calcext:value-type="float">
            <text:p>1.76715222495841</text:p>
          </table:table-cell>
          <table:table-cell table:number-columns-repeated="973"/>
        </table:table-row>
      </table:table>
      <table:table table:name="mr_arb" table:style-name="ta1">
        <table:shapes>
          <draw:frame draw:z-index="0" draw:style-name="gr1" draw:text-style-name="P1" svg:width="15.999cm" svg:height="8.999cm" svg:x="0.1cm" svg:y="24.581cm">
            <draw:object draw:notify-on-update-of-ranges="mr_arb.A51:mr_arb.AX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386cm" svg:height="9.003cm" svg:x="17.702cm" svg:y="24.387cm">
            <draw:object draw:notify-on-update-of-ranges="mr_arb.A51:mr_arb.AX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103" table:default-cell-style-name="Default"/>
        <table:table-column table:style-name="co7" table:default-cell-style-name="ce1"/>
        <table:table-row table:style-name="ro1">
          <table:table-cell office:value-type="float" office:value="1" calcext:value-type="float">
            <table:cell-range-source table:name="CSV_all" xlink:type="simple" xlink:href="../mr_arb.csv" table:filter-name="Text - txt - csv (StarCalc)" table:filter-options="9/59/44,34,76,1,,0,false,false,true,false,false" table:last-column-spanned="103" table:last-row-spanned="50"/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.0078" calcext:value-type="float">
            <text:p>6.0078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587" calcext:value-type="float">
            <text:p>6.15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764" calcext:value-type="float">
            <text:p>6.07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549" calcext:value-type="float">
            <text:p>5.8549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775" calcext:value-type="float">
            <text:p>6.07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645" calcext:value-type="float">
            <text:p>6.5645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188" calcext:value-type="float">
            <text:p>5.91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3802" calcext:value-type="float">
            <text:p>7.38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446" calcext:value-type="float">
            <text:p>6.04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841" calcext:value-type="float">
            <text:p>5.88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293" calcext:value-type="float">
            <text:p>6.1293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191" calcext:value-type="float">
            <text:p>5.91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8238" calcext:value-type="float">
            <text:p>6.82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6188" calcext:value-type="float">
            <text:p>6.61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012" calcext:value-type="float">
            <text:p>6.50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01" calcext:value-type="float">
            <text:p>6.5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2342" calcext:value-type="float">
            <text:p>6.23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955" calcext:value-type="float">
            <text:p>6.19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9073" calcext:value-type="float">
            <text:p>6.90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2383" calcext:value-type="float">
            <text:p>6.2383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242" calcext:value-type="float">
            <text:p>6.5242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846" calcext:value-type="float">
            <text:p>6.68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851" calcext:value-type="float">
            <text:p>6.08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5077" calcext:value-type="float">
            <text:p>6.50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592" calcext:value-type="float">
            <text:p>6.0592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201" calcext:value-type="float">
            <text:p>5.92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8509" calcext:value-type="float">
            <text:p>5.85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49" calcext:value-type="float">
            <text:p>5.8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3191" calcext:value-type="float">
            <text:p>6.31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035" calcext:value-type="float">
            <text:p>6.10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936" calcext:value-type="float">
            <text:p>5.9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21" calcext:value-type="float">
            <text:p>6.1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8077" calcext:value-type="float">
            <text:p>6.80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482" calcext:value-type="float">
            <text:p>8.448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.5689" calcext:value-type="float">
            <text:p>8.56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4306" calcext:value-type="float">
            <text:p>6.43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808" calcext:value-type="float">
            <text:p>0.08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3052" calcext:value-type="float">
            <text:p>6.30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4711" calcext:value-type="float">
            <text:p>6.47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4685" calcext:value-type="float">
            <text:p>6.4685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886" calcext:value-type="float">
            <text:p>6.4886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2073" calcext:value-type="float">
            <text:p>6.20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9918" calcext:value-type="float">
            <text:p>6.99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937" calcext:value-type="float">
            <text:p>6.19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2372" calcext:value-type="float">
            <text:p>6.23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404" calcext:value-type="float">
            <text:p>0.0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8884" calcext:value-type="float">
            <text:p>5.88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4792" calcext:value-type="float">
            <text:p>6.4792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003" calcext:value-type="float">
            <text:p>5.90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4391" calcext:value-type="float">
            <text:p>6.43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0701" calcext:value-type="float">
            <text:p>6.0701</text:p>
          </table:table-cell>
          <table:table-cell/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/>
        </table:table-row>
        <table:table-row table:style-name="ro1">
          <table:table-cell table:style-name="ce1" table:formula="of:=AVERAGE([.A1:.A50])" office:value-type="float" office:value="1.34" calcext:value-type="float">
            <text:p>1.3400</text:p>
          </table:table-cell>
          <table:table-cell table:style-name="ce1" table:formula="of:=AVERAGE([.B1:.B50])" office:value-type="float" office:value="0.16" calcext:value-type="float">
            <text:p>0.1600</text:p>
          </table:table-cell>
          <table:table-cell table:style-name="ce1" table:formula="of:=AVERAGE([.C1:.C50])" office:value-type="float" office:value="0" calcext:value-type="float">
            <text:p>0.0000</text:p>
          </table:table-cell>
          <table:table-cell table:style-name="ce1" table:formula="of:=AVERAGE([.D1:.D50])" office:value-type="float" office:value="0" calcext:value-type="float">
            <text:p>0.0000</text:p>
          </table:table-cell>
          <table:table-cell table:style-name="ce1" table:formula="of:=AVERAGE([.E1:.E50])" office:value-type="float" office:value="0" calcext:value-type="float">
            <text:p>0.0000</text:p>
          </table:table-cell>
          <table:table-cell table:style-name="ce1" table:formula="of:=AVERAGE([.F1:.F50])" office:value-type="float" office:value="0" calcext:value-type="float">
            <text:p>0.0000</text:p>
          </table:table-cell>
          <table:table-cell table:style-name="ce1" table:formula="of:=AVERAGE([.G1:.G50])" office:value-type="float" office:value="0" calcext:value-type="float">
            <text:p>0.0000</text:p>
          </table:table-cell>
          <table:table-cell table:style-name="ce1" table:formula="of:=AVERAGE([.H1:.H50])" office:value-type="float" office:value="0" calcext:value-type="float">
            <text:p>0.0000</text:p>
          </table:table-cell>
          <table:table-cell table:style-name="ce1" table:formula="of:=AVERAGE([.I1:.I50])" office:value-type="float" office:value="0" calcext:value-type="float">
            <text:p>0.0000</text:p>
          </table:table-cell>
          <table:table-cell table:style-name="ce1" table:formula="of:=AVERAGE([.J1:.J50])" office:value-type="float" office:value="0" calcext:value-type="float">
            <text:p>0.0000</text:p>
          </table:table-cell>
          <table:table-cell table:style-name="ce1" table:formula="of:=AVERAGE([.K1:.K50])" office:value-type="float" office:value="0" calcext:value-type="float">
            <text:p>0.0000</text:p>
          </table:table-cell>
          <table:table-cell table:style-name="ce1" table:formula="of:=AVERAGE([.L1:.L50])" office:value-type="float" office:value="0" calcext:value-type="float">
            <text:p>0.0000</text:p>
          </table:table-cell>
          <table:table-cell table:style-name="ce1" table:formula="of:=AVERAGE([.M1:.M50])" office:value-type="float" office:value="0" calcext:value-type="float">
            <text:p>0.0000</text:p>
          </table:table-cell>
          <table:table-cell table:style-name="ce1" table:formula="of:=AVERAGE([.N1:.N50])" office:value-type="float" office:value="0" calcext:value-type="float">
            <text:p>0.0000</text:p>
          </table:table-cell>
          <table:table-cell table:style-name="ce1" table:formula="of:=AVERAGE([.O1:.O50])" office:value-type="float" office:value="0" calcext:value-type="float">
            <text:p>0.0000</text:p>
          </table:table-cell>
          <table:table-cell table:style-name="ce1" table:formula="of:=AVERAGE([.P1:.P50])" office:value-type="float" office:value="0" calcext:value-type="float">
            <text:p>0.0000</text:p>
          </table:table-cell>
          <table:table-cell table:style-name="ce1" table:formula="of:=AVERAGE([.Q1:.Q50])" office:value-type="float" office:value="0" calcext:value-type="float">
            <text:p>0.0000</text:p>
          </table:table-cell>
          <table:table-cell table:style-name="ce1" table:formula="of:=AVERAGE([.R1:.R50])" office:value-type="float" office:value="0" calcext:value-type="float">
            <text:p>0.0000</text:p>
          </table:table-cell>
          <table:table-cell table:style-name="ce1" table:formula="of:=AVERAGE([.S1:.S50])" office:value-type="float" office:value="0" calcext:value-type="float">
            <text:p>0.0000</text:p>
          </table:table-cell>
          <table:table-cell table:style-name="ce1" table:formula="of:=AVERAGE([.T1:.T50])" office:value-type="float" office:value="0" calcext:value-type="float">
            <text:p>0.0000</text:p>
          </table:table-cell>
          <table:table-cell table:style-name="ce1" table:formula="of:=AVERAGE([.U1:.U50])" office:value-type="float" office:value="0" calcext:value-type="float">
            <text:p>0.0000</text:p>
          </table:table-cell>
          <table:table-cell table:style-name="ce1" table:formula="of:=AVERAGE([.V1:.V50])" office:value-type="float" office:value="0" calcext:value-type="float">
            <text:p>0.0000</text:p>
          </table:table-cell>
          <table:table-cell table:style-name="ce1" table:formula="of:=AVERAGE([.W1:.W50])" office:value-type="float" office:value="0" calcext:value-type="float">
            <text:p>0.0000</text:p>
          </table:table-cell>
          <table:table-cell table:style-name="ce1" table:formula="of:=AVERAGE([.X1:.X50])" office:value-type="float" office:value="0" calcext:value-type="float">
            <text:p>0.0000</text:p>
          </table:table-cell>
          <table:table-cell table:style-name="ce1" table:formula="of:=AVERAGE([.Y1:.Y50])" office:value-type="float" office:value="0" calcext:value-type="float">
            <text:p>0.0000</text:p>
          </table:table-cell>
          <table:table-cell table:style-name="ce1" table:formula="of:=AVERAGE([.Z1:.Z50])" office:value-type="float" office:value="0" calcext:value-type="float">
            <text:p>0.0000</text:p>
          </table:table-cell>
          <table:table-cell table:style-name="ce1" table:formula="of:=AVERAGE([.AA1:.AA50])" office:value-type="float" office:value="0" calcext:value-type="float">
            <text:p>0.0000</text:p>
          </table:table-cell>
          <table:table-cell table:style-name="ce1" table:formula="of:=AVERAGE([.AB1:.AB50])" office:value-type="float" office:value="0" calcext:value-type="float">
            <text:p>0.0000</text:p>
          </table:table-cell>
          <table:table-cell table:style-name="ce1" table:formula="of:=AVERAGE([.AC1:.AC50])" office:value-type="float" office:value="0" calcext:value-type="float">
            <text:p>0.0000</text:p>
          </table:table-cell>
          <table:table-cell table:style-name="ce1" table:formula="of:=AVERAGE([.AD1:.AD50])" office:value-type="float" office:value="0" calcext:value-type="float">
            <text:p>0.0000</text:p>
          </table:table-cell>
          <table:table-cell table:style-name="ce1" table:formula="of:=AVERAGE([.AE1:.AE50])" office:value-type="float" office:value="0" calcext:value-type="float">
            <text:p>0.0000</text:p>
          </table:table-cell>
          <table:table-cell table:style-name="ce1" table:formula="of:=AVERAGE([.AF1:.AF50])" office:value-type="float" office:value="0" calcext:value-type="float">
            <text:p>0.0000</text:p>
          </table:table-cell>
          <table:table-cell table:style-name="ce1" table:formula="of:=AVERAGE([.AG1:.AG50])" office:value-type="float" office:value="0" calcext:value-type="float">
            <text:p>0.0000</text:p>
          </table:table-cell>
          <table:table-cell table:style-name="ce1" table:formula="of:=AVERAGE([.AH1:.AH50])" office:value-type="float" office:value="0" calcext:value-type="float">
            <text:p>0.0000</text:p>
          </table:table-cell>
          <table:table-cell table:style-name="ce1" table:formula="of:=AVERAGE([.AI1:.AI50])" office:value-type="float" office:value="0" calcext:value-type="float">
            <text:p>0.0000</text:p>
          </table:table-cell>
          <table:table-cell table:style-name="ce1" table:formula="of:=AVERAGE([.AJ1:.AJ50])" office:value-type="float" office:value="0" calcext:value-type="float">
            <text:p>0.0000</text:p>
          </table:table-cell>
          <table:table-cell table:style-name="ce1" table:formula="of:=AVERAGE([.AK1:.AK50])" office:value-type="float" office:value="0" calcext:value-type="float">
            <text:p>0.0000</text:p>
          </table:table-cell>
          <table:table-cell table:style-name="ce1" table:formula="of:=AVERAGE([.AL1:.AL50])" office:value-type="float" office:value="0" calcext:value-type="float">
            <text:p>0.0000</text:p>
          </table:table-cell>
          <table:table-cell table:style-name="ce1" table:formula="of:=AVERAGE([.AM1:.AM50])" office:value-type="float" office:value="0" calcext:value-type="float">
            <text:p>0.0000</text:p>
          </table:table-cell>
          <table:table-cell table:style-name="ce1" table:formula="of:=AVERAGE([.AN1:.AN50])" office:value-type="float" office:value="0" calcext:value-type="float">
            <text:p>0.0000</text:p>
          </table:table-cell>
          <table:table-cell table:style-name="ce1" table:formula="of:=AVERAGE([.AO1:.AO50])" office:value-type="float" office:value="0" calcext:value-type="float">
            <text:p>0.0000</text:p>
          </table:table-cell>
          <table:table-cell table:style-name="ce1" table:formula="of:=AVERAGE([.AP1:.AP50])" office:value-type="float" office:value="0" calcext:value-type="float">
            <text:p>0.0000</text:p>
          </table:table-cell>
          <table:table-cell table:style-name="ce1" table:formula="of:=AVERAGE([.AQ1:.AQ50])" office:value-type="float" office:value="0" calcext:value-type="float">
            <text:p>0.0000</text:p>
          </table:table-cell>
          <table:table-cell table:style-name="ce1" table:formula="of:=AVERAGE([.AR1:.AR50])" office:value-type="float" office:value="0" calcext:value-type="float">
            <text:p>0.0000</text:p>
          </table:table-cell>
          <table:table-cell table:style-name="ce1" table:formula="of:=AVERAGE([.AS1:.AS50])" office:value-type="float" office:value="0" calcext:value-type="float">
            <text:p>0.0000</text:p>
          </table:table-cell>
          <table:table-cell table:style-name="ce1" table:formula="of:=AVERAGE([.AT1:.AT50])" office:value-type="float" office:value="0" calcext:value-type="float">
            <text:p>0.0000</text:p>
          </table:table-cell>
          <table:table-cell table:style-name="ce1" table:formula="of:=AVERAGE([.AU1:.AU50])" office:value-type="float" office:value="0" calcext:value-type="float">
            <text:p>0.0000</text:p>
          </table:table-cell>
          <table:table-cell table:style-name="ce1" table:formula="of:=AVERAGE([.AV1:.AV50])" office:value-type="float" office:value="0" calcext:value-type="float">
            <text:p>0.0000</text:p>
          </table:table-cell>
          <table:table-cell table:style-name="ce1" table:formula="of:=AVERAGE([.AW1:.AW50])" office:value-type="float" office:value="0" calcext:value-type="float">
            <text:p>0.0000</text:p>
          </table:table-cell>
          <table:table-cell table:style-name="ce1" table:formula="of:=AVERAGE([.AX1:.AX50])" office:value-type="float" office:value="0" calcext:value-type="float">
            <text:p>0.0000</text:p>
          </table:table-cell>
          <table:table-cell table:number-columns-repeated="53"/>
          <table:table-cell table:style-name="Default"/>
        </table:table-row>
        <table:table-row table:style-name="ro1">
          <table:table-cell office:value-type="float" office:value="3.3152791709872" calcext:value-type="float">
            <text:p>3.3152791709872</text:p>
          </table:table-cell>
          <table:table-cell office:value-type="float" office:value="2.18360771500738" calcext:value-type="float">
            <text:p>2.18360771500738</text:p>
          </table:table-cell>
          <table:table-cell office:value-type="float" office:value="1.97391690302175" calcext:value-type="float">
            <text:p>1.97391690302175</text:p>
          </table:table-cell>
          <table:table-cell office:value-type="float" office:value="1.9446497609606" calcext:value-type="float">
            <text:p>1.9446497609606</text:p>
          </table:table-cell>
          <table:table-cell office:value-type="float" office:value="2.17310297099175" calcext:value-type="float">
            <text:p>2.17310297099175</text:p>
          </table:table-cell>
          <table:table-cell office:value-type="float" office:value="2.06168061099015" calcext:value-type="float">
            <text:p>2.06168061099015</text:p>
          </table:table-cell>
          <table:table-cell office:value-type="float" office:value="2.08312684705015" calcext:value-type="float">
            <text:p>2.08312684705015</text:p>
          </table:table-cell>
          <table:table-cell office:value-type="float" office:value="2.37832163996063" calcext:value-type="float">
            <text:p>2.37832163996063</text:p>
          </table:table-cell>
          <table:table-cell office:value-type="float" office:value="1.78617125295568" calcext:value-type="float">
            <text:p>1.78617125295568</text:p>
          </table:table-cell>
          <table:table-cell office:value-type="float" office:value="1.80178824299946" calcext:value-type="float">
            <text:p>1.80178824299946</text:p>
          </table:table-cell>
          <table:table-cell office:value-type="float" office:value="1.821790350019" calcext:value-type="float">
            <text:p>1.821790350019</text:p>
          </table:table-cell>
          <table:table-cell office:value-type="float" office:value="1.82932887796778" calcext:value-type="float">
            <text:p>1.82932887796778</text:p>
          </table:table-cell>
          <table:table-cell office:value-type="float" office:value="1.93915696698241" calcext:value-type="float">
            <text:p>1.93915696698241</text:p>
          </table:table-cell>
          <table:table-cell office:value-type="float" office:value="2.00509992899606" calcext:value-type="float">
            <text:p>2.00509992899606</text:p>
          </table:table-cell>
          <table:table-cell office:value-type="float" office:value="2.0626335029956" calcext:value-type="float">
            <text:p>2.0626335029956</text:p>
          </table:table-cell>
          <table:table-cell office:value-type="float" office:value="1.885887041979" calcext:value-type="float">
            <text:p>1.885887041979</text:p>
          </table:table-cell>
          <table:table-cell office:value-type="float" office:value="1.90009476599516" calcext:value-type="float">
            <text:p>1.90009476599516</text:p>
          </table:table-cell>
          <table:table-cell office:value-type="float" office:value="1.91274843097199" calcext:value-type="float">
            <text:p>1.91274843097199</text:p>
          </table:table-cell>
          <table:table-cell office:value-type="float" office:value="2.06394687999273" calcext:value-type="float">
            <text:p>2.06394687999273</text:p>
          </table:table-cell>
          <table:table-cell office:value-type="float" office:value="2.03753136197338" calcext:value-type="float">
            <text:p>2.03753136197338</text:p>
          </table:table-cell>
          <table:table-cell office:value-type="float" office:value="2.70753791497555" calcext:value-type="float">
            <text:p>2.70753791497555</text:p>
          </table:table-cell>
          <table:table-cell office:value-type="float" office:value="2.08940537198214" calcext:value-type="float">
            <text:p>2.08940537198214</text:p>
          </table:table-cell>
          <table:table-cell office:value-type="float" office:value="2.59994002903113" calcext:value-type="float">
            <text:p>2.59994002903113</text:p>
          </table:table-cell>
          <table:table-cell office:value-type="float" office:value="1.97665273299208" calcext:value-type="float">
            <text:p>1.97665273299208</text:p>
          </table:table-cell>
          <table:table-cell office:value-type="float" office:value="2.03302703995723" calcext:value-type="float">
            <text:p>2.03302703995723</text:p>
          </table:table-cell>
          <table:table-cell office:value-type="float" office:value="2.64331154199317" calcext:value-type="float">
            <text:p>2.64331154199317</text:p>
          </table:table-cell>
          <table:table-cell office:value-type="float" office:value="3.60496518498985" calcext:value-type="float">
            <text:p>3.60496518498985</text:p>
          </table:table-cell>
          <table:table-cell office:value-type="float" office:value="2.65920833899872" calcext:value-type="float">
            <text:p>2.65920833899872</text:p>
          </table:table-cell>
          <table:table-cell office:value-type="float" office:value="2.0405590320006" calcext:value-type="float">
            <text:p>2.0405590320006</text:p>
          </table:table-cell>
          <table:table-cell office:value-type="float" office:value="2.09211721102474" calcext:value-type="float">
            <text:p>2.09211721102474</text:p>
          </table:table-cell>
          <table:table-cell office:value-type="float" office:value="2.07666273799259" calcext:value-type="float">
            <text:p>2.07666273799259</text:p>
          </table:table-cell>
          <table:table-cell office:value-type="float" office:value="2.09055943600833" calcext:value-type="float">
            <text:p>2.09055943600833</text:p>
          </table:table-cell>
          <table:table-cell office:value-type="float" office:value="2.14886896300595" calcext:value-type="float">
            <text:p>2.14886896300595</text:p>
          </table:table-cell>
          <table:table-cell office:value-type="float" office:value="2.12977464403957" calcext:value-type="float">
            <text:p>2.12977464403957</text:p>
          </table:table-cell>
          <table:table-cell office:value-type="float" office:value="2.15932659298414" calcext:value-type="float">
            <text:p>2.15932659298414</text:p>
          </table:table-cell>
          <table:table-cell office:value-type="float" office:value="2.14695856795879" calcext:value-type="float">
            <text:p>2.14695856795879</text:p>
          </table:table-cell>
          <table:table-cell office:value-type="float" office:value="2.17151836003177" calcext:value-type="float">
            <text:p>2.17151836003177</text:p>
          </table:table-cell>
          <table:table-cell office:value-type="float" office:value="2.1856306460104" calcext:value-type="float">
            <text:p>2.1856306460104</text:p>
          </table:table-cell>
          <table:table-cell office:value-type="float" office:value="2.27595941594336" calcext:value-type="float">
            <text:p>2.27595941594336</text:p>
          </table:table-cell>
          <table:table-cell office:value-type="float" office:value="2.21706621901831" calcext:value-type="float">
            <text:p>2.21706621901831</text:p>
          </table:table-cell>
          <table:table-cell office:value-type="float" office:value="2.2891516519594" calcext:value-type="float">
            <text:p>2.2891516519594</text:p>
          </table:table-cell>
          <table:table-cell office:value-type="float" office:value="2.26541465101764" calcext:value-type="float">
            <text:p>2.26541465101764</text:p>
          </table:table-cell>
          <table:table-cell office:value-type="float" office:value="2.23701752303168" calcext:value-type="float">
            <text:p>2.23701752303168</text:p>
          </table:table-cell>
          <table:table-cell office:value-type="float" office:value="2.32840102002956" calcext:value-type="float">
            <text:p>2.32840102002956</text:p>
          </table:table-cell>
          <table:table-cell office:value-type="float" office:value="2.27399686595891" calcext:value-type="float">
            <text:p>2.27399686595891</text:p>
          </table:table-cell>
          <table:table-cell office:value-type="float" office:value="2.32128948695026" calcext:value-type="float">
            <text:p>2.32128948695026</text:p>
          </table:table-cell>
          <table:table-cell office:value-type="float" office:value="2.31660168699455" calcext:value-type="float">
            <text:p>2.31660168699455</text:p>
          </table:table-cell>
          <table:table-cell office:value-type="float" office:value="2.38712932600174" calcext:value-type="float">
            <text:p>2.38712932600174</text:p>
          </table:table-cell>
          <table:table-cell office:value-type="float" office:value="2.39803575095721" calcext:value-type="float">
            <text:p>2.39803575095721</text:p>
          </table:table-cell>
          <table:table-cell office:value-type="float" office:value="2.35090010199929" calcext:value-type="float">
            <text:p>2.35090010199929</text:p>
          </table:table-cell>
          <table:table-cell office:value-type="float" office:value="2.35244717897149" calcext:value-type="float">
            <text:p>2.35244717897149</text:p>
          </table:table-cell>
          <table:table-cell table:number-columns-repeated="52"/>
          <table:table-cell table:style-name="Default"/>
        </table:table-row>
      </table:table>
      <table:table table:name="collab" table:style-name="ta1">
        <table:shapes>
          <draw:frame draw:z-index="0" draw:style-name="gr1" draw:text-style-name="P1" svg:width="22.057cm" svg:height="9.596cm" svg:x="0.463cm" svg:y="1.891cm">
            <draw:object draw:notify-on-update-of-ranges="collab.A1:collab.A1 fermat_arb.A51:fermat_arb.AX51 collab.A2:collab.A2 euler_arb.A51:euler_arb.AX51 collab.A3:collab.A3 mr_arb.A51:mr_arb.AX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2.322cm" svg:height="9.596cm" svg:x="23.416cm" svg:y="1.843cm">
            <draw:object draw:notify-on-update-of-ranges="collab.A1:collab.A1 fermat_arb.CV1:fermat_arb.CV50 collab.A2:collab.A2 euler_arb.CV1:euler_arb.CV50 collab.A3:collab.A3 mr_arb.CV1:mr_arb.CV5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2.322cm" svg:height="9.596cm" svg:x="0.619cm" svg:y="12.38cm">
            <draw:object draw:notify-on-update-of-ranges="collab.A1:collab.A1 fermat_arb.CY1:fermat_arb.CY50 collab.A2:collab.A2 euler_arb.CY1:euler_arb.CY50 collab.A3:collab.A3 mr_arb.CY1:mr_arb.CY5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2.322cm" svg:height="9.596cm" svg:x="23.9cm" svg:y="12.451cm">
            <draw:object draw:notify-on-update-of-ranges="collab.A1:collab.A1 fermat_arb.A52:fermat_arb.AX52 collab.A2:collab.A2 euler_arb.A52:euler_arb.AX52 collab.A3:collab.A3 mr_arb.A52:mr_arb.AX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7" table:number-columns-repeated="13" table:default-cell-style-name="Default"/>
        <table:table-row table:style-name="ro1">
          <table:table-cell office:value-type="string" calcext:value-type="string">
            <text:p>Ferm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uler (Solovay-Strassen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ller-Rabin</text:p>
          </table:table-cell>
          <table:table-cell table:number-columns-repeated="12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1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Bright" svg:font-family="'CMU Bright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00-00-00</text:date>, <text:time style:data-style-name="N2" text:time-value="19:50:48.083206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8T19:40:02.489593596</dc:date>
    <meta:editing-duration>PT35M18S</meta:editing-duration>
    <meta:editing-cycles>7</meta:editing-cycles>
    <meta:generator>LibreOffice/7.0.6.2$Linux_X86_64 LibreOffice_project/00$Build-2</meta:generator>
    <meta:document-statistic meta:table-count="4" meta:cell-count="15757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87cm" svg:height="9.004cm" xlink:href=".." xlink:type="simple" chart:class="chart:line" chart:style-name="ch1">
        <chart:plot-area chart:style-name="ch2" table:cell-range-address="fermat_arb.A51:fermat_arb.AX51" svg:x="0.387cm" svg:y="0.18cm" svg:width="18.613cm" svg:height="8.644cm">
          <chart:coordinate-region svg:x="1.681cm" svg:y="0.18cm" svg:width="17.319cm" svg:height="7.6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rmat_arb.A51:fermat_arb.AX5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fermat_arb.A51:fermat_arb.AX51</svg:desc>
                </draw:g>
              </table:table-cell>
              <table:table-cell office:value-type="float" office:value="1.02">
                <text:p>1.02</text:p>
              </table:table-cell>
              <table:table-cell office:value-type="float" office:value="0.46">
                <text:p>0.46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22">
                <text:p>0.22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1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23cm" svg:height="9.597cm" xlink:href=".." xlink:type="simple" chart:class="chart:line" chart:style-name="ch1">
        <chart:legend chart:legend-position="end" svg:x="16.986cm" svg:y="3.943cm" style:legend-expansion="custom" svg:width="5.093cm" svg:height="1.711cm" style:legend-expansion-aspect-ratio="2.97662185856224" chart:style-name="ch2"/>
        <chart:plot-area chart:style-name="ch3" table:cell-range-address="collab.A1:collab.A3 fermat_arb.A52:fermat_arb.AX52 euler_arb.A52:euler_arb.AX52 mr_arb.A52:mr_arb.AX52" chart:data-source-has-labels="column" svg:x="0.771cm" svg:y="0.371cm" svg:width="15.962cm" svg:height="8.531cm">
          <chart:coordinate-region svg:x="1.69cm" svg:y="0.533cm" svg:width="15.043cm" svg:height="7.628cm"/>
          <chart:axis chart:dimension="x" chart:name="primary-x" chart:style-name="ch4">
            <chart:title svg:x="7.438cm" svg:y="8.991cm" chart:style-name="ch5">
              <text:p>k bases tested</text:p>
            </chart:title>
          </chart:axis>
          <chart:axis chart:dimension="y" chart:name="primary-y" chart:style-name="ch6">
            <chart:title svg:x="0cm" svg:y="7.794cm" chart:style-name="ch7">
              <text:p>Time taken to process 50 trials (s)</text:p>
            </chart:title>
            <chart:grid chart:style-name="ch8" chart:class="major"/>
          </chart:axis>
          <chart:series chart:style-name="ch9" chart:values-cell-range-address="fermat_arb.A52:fermat_arb.AX52" chart:label-cell-address="collab.A1:collab.A1" chart:class="chart:line">
            <chart:data-point chart:repeated="50"/>
          </chart:series>
          <chart:series chart:style-name="ch10" chart:values-cell-range-address="euler_arb.A52:euler_arb.AX52" chart:label-cell-address="collab.A2:collab.A2" chart:class="chart:line">
            <chart:data-point chart:repeated="50"/>
          </chart:series>
          <chart:series chart:style-name="ch11" chart:values-cell-range-address="mr_arb.A52:mr_arb.AX52" chart:label-cell-address="collab.A3:collab.A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Fermat</text:p>
                <draw:g>
                  <svg:desc>collab.A1:collab.A1</svg:desc>
                </draw:g>
              </table:table-cell>
              <table:table-cell office:value-type="float" office:value="2.83939057">
                <text:p>2.83939057</text:p>
                <draw:g>
                  <svg:desc>fermat_arb.A52:fermat_arb.AX52</svg:desc>
                </draw:g>
              </table:table-cell>
              <table:table-cell office:value-type="float" office:value="1.92900503">
                <text:p>1.92900503</text:p>
              </table:table-cell>
              <table:table-cell office:value-type="float" office:value="2.06671554">
                <text:p>2.06671554</text:p>
              </table:table-cell>
              <table:table-cell office:value-type="float" office:value="2.33024868">
                <text:p>2.33024868</text:p>
              </table:table-cell>
              <table:table-cell office:value-type="float" office:value="2.10067831">
                <text:p>2.10067831</text:p>
              </table:table-cell>
              <table:table-cell office:value-type="float" office:value="2.37227775">
                <text:p>2.37227775</text:p>
              </table:table-cell>
              <table:table-cell office:value-type="float" office:value="2.2053174">
                <text:p>2.2053174</text:p>
              </table:table-cell>
              <table:table-cell office:value-type="float" office:value="2.12503079">
                <text:p>2.12503079</text:p>
              </table:table-cell>
              <table:table-cell office:value-type="float" office:value="2.15481625">
                <text:p>2.15481625</text:p>
              </table:table-cell>
              <table:table-cell office:value-type="float" office:value="2.20426988">
                <text:p>2.20426988</text:p>
              </table:table-cell>
              <table:table-cell office:value-type="float" office:value="2.42594468">
                <text:p>2.42594468</text:p>
              </table:table-cell>
              <table:table-cell office:value-type="float" office:value="2.37985858">
                <text:p>2.37985858</text:p>
              </table:table-cell>
              <table:table-cell office:value-type="float" office:value="2.27717219">
                <text:p>2.27717219</text:p>
              </table:table-cell>
              <table:table-cell office:value-type="float" office:value="2.34215075">
                <text:p>2.34215075</text:p>
              </table:table-cell>
              <table:table-cell office:value-type="float" office:value="2.34339724">
                <text:p>2.34339724</text:p>
              </table:table-cell>
              <table:table-cell office:value-type="float" office:value="2.60352296">
                <text:p>2.60352296</text:p>
              </table:table-cell>
              <table:table-cell office:value-type="float" office:value="3.96152273">
                <text:p>3.96152273</text:p>
              </table:table-cell>
              <table:table-cell office:value-type="float" office:value="3.50850297">
                <text:p>3.50850297</text:p>
              </table:table-cell>
              <table:table-cell office:value-type="float" office:value="2.7760908">
                <text:p>2.7760908</text:p>
              </table:table-cell>
              <table:table-cell office:value-type="float" office:value="2.75977606">
                <text:p>2.75977606</text:p>
              </table:table-cell>
              <table:table-cell office:value-type="float" office:value="2.68137273">
                <text:p>2.68137273</text:p>
              </table:table-cell>
              <table:table-cell office:value-type="float" office:value="2.70452421">
                <text:p>2.70452421</text:p>
              </table:table-cell>
              <table:table-cell office:value-type="float" office:value="2.79243465">
                <text:p>2.79243465</text:p>
              </table:table-cell>
              <table:table-cell office:value-type="float" office:value="2.86631764">
                <text:p>2.86631764</text:p>
              </table:table-cell>
              <table:table-cell office:value-type="float" office:value="2.79726442">
                <text:p>2.79726442</text:p>
              </table:table-cell>
              <table:table-cell office:value-type="float" office:value="2.89965532">
                <text:p>2.89965532</text:p>
              </table:table-cell>
              <table:table-cell office:value-type="float" office:value="2.76501965">
                <text:p>2.76501965</text:p>
              </table:table-cell>
              <table:table-cell office:value-type="float" office:value="2.98493746">
                <text:p>2.98493746</text:p>
              </table:table-cell>
              <table:table-cell office:value-type="float" office:value="3.19668169">
                <text:p>3.19668169</text:p>
              </table:table-cell>
              <table:table-cell office:value-type="float" office:value="3.00229478">
                <text:p>3.00229478</text:p>
              </table:table-cell>
              <table:table-cell office:value-type="float" office:value="4.14413814">
                <text:p>4.14413814</text:p>
              </table:table-cell>
              <table:table-cell office:value-type="float" office:value="4.02179629">
                <text:p>4.02179629</text:p>
              </table:table-cell>
              <table:table-cell office:value-type="float" office:value="3.44206649">
                <text:p>3.44206649</text:p>
              </table:table-cell>
              <table:table-cell office:value-type="float" office:value="3.33431242">
                <text:p>3.33431242</text:p>
              </table:table-cell>
              <table:table-cell office:value-type="float" office:value="3.10459042">
                <text:p>3.10459042</text:p>
              </table:table-cell>
              <table:table-cell office:value-type="float" office:value="3.23285042">
                <text:p>3.23285042</text:p>
              </table:table-cell>
              <table:table-cell office:value-type="float" office:value="3.39985194">
                <text:p>3.39985194</text:p>
              </table:table-cell>
              <table:table-cell office:value-type="float" office:value="3.08183224">
                <text:p>3.08183224</text:p>
              </table:table-cell>
              <table:table-cell office:value-type="float" office:value="3.07677058">
                <text:p>3.07677058</text:p>
              </table:table-cell>
              <table:table-cell office:value-type="float" office:value="3.14548746">
                <text:p>3.14548746</text:p>
              </table:table-cell>
              <table:table-cell office:value-type="float" office:value="3.15291651">
                <text:p>3.15291651</text:p>
              </table:table-cell>
              <table:table-cell office:value-type="float" office:value="3.17961068">
                <text:p>3.17961068</text:p>
              </table:table-cell>
              <table:table-cell office:value-type="float" office:value="3.20878711">
                <text:p>3.20878711</text:p>
              </table:table-cell>
              <table:table-cell office:value-type="float" office:value="4.29003885">
                <text:p>4.29003885</text:p>
              </table:table-cell>
              <table:table-cell office:value-type="float" office:value="3.25494704">
                <text:p>3.25494704</text:p>
              </table:table-cell>
              <table:table-cell office:value-type="float" office:value="3.33935018">
                <text:p>3.33935018</text:p>
              </table:table-cell>
              <table:table-cell office:value-type="float" office:value="3.45339924">
                <text:p>3.45339924</text:p>
              </table:table-cell>
              <table:table-cell office:value-type="float" office:value="3.33762535">
                <text:p>3.33762535</text:p>
              </table:table-cell>
              <table:table-cell office:value-type="float" office:value="3.40673492">
                <text:p>3.40673492</text:p>
              </table:table-cell>
              <table:table-cell office:value-type="float" office:value="3.46065706">
                <text:p>3.46065706</text:p>
              </table:table-cell>
            </table:table-row>
            <table:table-row>
              <table:table-cell office:value-type="string">
                <text:p>Euler (Solovay-Strassen)</text:p>
                <draw:g>
                  <svg:desc>collab.A2:collab.A2</svg:desc>
                </draw:g>
              </table:table-cell>
              <table:table-cell office:value-type="float" office:value="3.15132690104656">
                <text:p>3.15132690104656</text:p>
                <draw:g>
                  <svg:desc>euler_arb.A52:euler_arb.AX52</svg:desc>
                </draw:g>
              </table:table-cell>
              <table:table-cell office:value-type="float" office:value="1.91517988900887">
                <text:p>1.91517988900887</text:p>
              </table:table-cell>
              <table:table-cell office:value-type="float" office:value="2.1663421500125">
                <text:p>2.1663421500125</text:p>
              </table:table-cell>
              <table:table-cell office:value-type="float" office:value="2.27933301101439">
                <text:p>2.27933301101439</text:p>
              </table:table-cell>
              <table:table-cell office:value-type="float" office:value="2.15830546297366">
                <text:p>2.15830546297366</text:p>
              </table:table-cell>
              <table:table-cell office:value-type="float" office:value="1.81192601303337">
                <text:p>1.81192601303337</text:p>
              </table:table-cell>
              <table:table-cell office:value-type="float" office:value="1.69009600597201">
                <text:p>1.69009600597201</text:p>
              </table:table-cell>
              <table:table-cell office:value-type="float" office:value="1.4429770130082">
                <text:p>1.4429770130082</text:p>
              </table:table-cell>
              <table:table-cell office:value-type="float" office:value="1.36593436199473">
                <text:p>1.36593436199473</text:p>
              </table:table-cell>
              <table:table-cell office:value-type="float" office:value="1.38237793097505">
                <text:p>1.38237793097505</text:p>
              </table:table-cell>
              <table:table-cell office:value-type="float" office:value="1.57054843800142">
                <text:p>1.57054843800142</text:p>
              </table:table-cell>
              <table:table-cell office:value-type="float" office:value="1.56375285203103">
                <text:p>1.56375285203103</text:p>
              </table:table-cell>
              <table:table-cell office:value-type="float" office:value="2.03732452902477">
                <text:p>2.03732452902477</text:p>
              </table:table-cell>
              <table:table-cell office:value-type="float" office:value="1.45709356799489">
                <text:p>1.45709356799489</text:p>
              </table:table-cell>
              <table:table-cell office:value-type="float" office:value="1.3506639309926">
                <text:p>1.3506639309926</text:p>
              </table:table-cell>
              <table:table-cell office:value-type="float" office:value="1.35117854800774">
                <text:p>1.35117854800774</text:p>
              </table:table-cell>
              <table:table-cell office:value-type="float" office:value="1.63259141903836">
                <text:p>1.63259141903836</text:p>
              </table:table-cell>
              <table:table-cell office:value-type="float" office:value="2.30091483704746">
                <text:p>2.30091483704746</text:p>
              </table:table-cell>
              <table:table-cell office:value-type="float" office:value="1.90415964502608">
                <text:p>1.90415964502608</text:p>
              </table:table-cell>
              <table:table-cell office:value-type="float" office:value="1.60415337199811">
                <text:p>1.60415337199811</text:p>
              </table:table-cell>
              <table:table-cell office:value-type="float" office:value="1.81640882301144">
                <text:p>1.81640882301144</text:p>
              </table:table-cell>
              <table:table-cell office:value-type="float" office:value="1.90986444998998">
                <text:p>1.90986444998998</text:p>
              </table:table-cell>
              <table:table-cell office:value-type="float" office:value="1.74298339296365">
                <text:p>1.74298339296365</text:p>
              </table:table-cell>
              <table:table-cell office:value-type="float" office:value="1.78718385304092">
                <text:p>1.78718385304092</text:p>
              </table:table-cell>
              <table:table-cell office:value-type="float" office:value="1.70198817102937">
                <text:p>1.70198817102937</text:p>
              </table:table-cell>
              <table:table-cell office:value-type="float" office:value="1.38763611303875">
                <text:p>1.38763611303875</text:p>
              </table:table-cell>
              <table:table-cell office:value-type="float" office:value="1.34613840997918">
                <text:p>1.34613840997918</text:p>
              </table:table-cell>
              <table:table-cell office:value-type="float" office:value="1.40126709599281">
                <text:p>1.40126709599281</text:p>
              </table:table-cell>
              <table:table-cell office:value-type="float" office:value="1.32798964495305">
                <text:p>1.32798964495305</text:p>
              </table:table-cell>
              <table:table-cell office:value-type="float" office:value="1.42740749003133">
                <text:p>1.42740749003133</text:p>
              </table:table-cell>
              <table:table-cell office:value-type="float" office:value="1.57402658299543">
                <text:p>1.57402658299543</text:p>
              </table:table-cell>
              <table:table-cell office:value-type="float" office:value="1.40168227400864">
                <text:p>1.40168227400864</text:p>
              </table:table-cell>
              <table:table-cell office:value-type="float" office:value="1.31350647099316">
                <text:p>1.31350647099316</text:p>
              </table:table-cell>
              <table:table-cell office:value-type="float" office:value="1.30514051101636">
                <text:p>1.30514051101636</text:p>
              </table:table-cell>
              <table:table-cell office:value-type="float" office:value="1.64473825803725">
                <text:p>1.64473825803725</text:p>
              </table:table-cell>
              <table:table-cell office:value-type="float" office:value="1.29005839704769">
                <text:p>1.29005839704769</text:p>
              </table:table-cell>
              <table:table-cell office:value-type="float" office:value="1.28927238303004">
                <text:p>1.28927238303004</text:p>
              </table:table-cell>
              <table:table-cell office:value-type="float" office:value="1.28679741197266">
                <text:p>1.28679741197266</text:p>
              </table:table-cell>
              <table:table-cell office:value-type="float" office:value="1.32238356600283">
                <text:p>1.32238356600283</text:p>
              </table:table-cell>
              <table:table-cell office:value-type="float" office:value="1.28803136199713">
                <text:p>1.28803136199713</text:p>
              </table:table-cell>
              <table:table-cell office:value-type="float" office:value="1.28907737496775">
                <text:p>1.28907737496775</text:p>
              </table:table-cell>
              <table:table-cell office:value-type="float" office:value="1.28546322300099">
                <text:p>1.28546322300099</text:p>
              </table:table-cell>
              <table:table-cell office:value-type="float" office:value="1.29293424700154">
                <text:p>1.29293424700154</text:p>
              </table:table-cell>
              <table:table-cell office:value-type="float" office:value="1.27763956703711">
                <text:p>1.27763956703711</text:p>
              </table:table-cell>
              <table:table-cell office:value-type="float" office:value="1.29013704799581">
                <text:p>1.29013704799581</text:p>
              </table:table-cell>
              <table:table-cell office:value-type="float" office:value="1.3073883720208">
                <text:p>1.3073883720208</text:p>
              </table:table-cell>
              <table:table-cell office:value-type="float" office:value="1.28609764302382">
                <text:p>1.28609764302382</text:p>
              </table:table-cell>
              <table:table-cell office:value-type="float" office:value="1.29194313002517">
                <text:p>1.29194313002517</text:p>
              </table:table-cell>
              <table:table-cell office:value-type="float" office:value="1.28966717398725">
                <text:p>1.28966717398725</text:p>
              </table:table-cell>
              <table:table-cell office:value-type="float" office:value="1.30476897099288">
                <text:p>1.30476897099288</text:p>
              </table:table-cell>
            </table:table-row>
            <table:table-row>
              <table:table-cell office:value-type="string">
                <text:p>Miller-Rabin</text:p>
                <draw:g>
                  <svg:desc>collab.A3:collab.A3</svg:desc>
                </draw:g>
              </table:table-cell>
              <table:table-cell office:value-type="float" office:value="3.3152791709872">
                <text:p>3.3152791709872</text:p>
                <draw:g>
                  <svg:desc>mr_arb.A52:mr_arb.AX52</svg:desc>
                </draw:g>
              </table:table-cell>
              <table:table-cell office:value-type="float" office:value="2.18360771500738">
                <text:p>2.18360771500738</text:p>
              </table:table-cell>
              <table:table-cell office:value-type="float" office:value="1.97391690302175">
                <text:p>1.97391690302175</text:p>
              </table:table-cell>
              <table:table-cell office:value-type="float" office:value="1.9446497609606">
                <text:p>1.9446497609606</text:p>
              </table:table-cell>
              <table:table-cell office:value-type="float" office:value="2.17310297099175">
                <text:p>2.17310297099175</text:p>
              </table:table-cell>
              <table:table-cell office:value-type="float" office:value="2.06168061099015">
                <text:p>2.06168061099015</text:p>
              </table:table-cell>
              <table:table-cell office:value-type="float" office:value="2.08312684705015">
                <text:p>2.08312684705015</text:p>
              </table:table-cell>
              <table:table-cell office:value-type="float" office:value="2.37832163996063">
                <text:p>2.37832163996063</text:p>
              </table:table-cell>
              <table:table-cell office:value-type="float" office:value="1.78617125295568">
                <text:p>1.78617125295568</text:p>
              </table:table-cell>
              <table:table-cell office:value-type="float" office:value="1.80178824299946">
                <text:p>1.80178824299946</text:p>
              </table:table-cell>
              <table:table-cell office:value-type="float" office:value="1.821790350019">
                <text:p>1.821790350019</text:p>
              </table:table-cell>
              <table:table-cell office:value-type="float" office:value="1.82932887796778">
                <text:p>1.82932887796778</text:p>
              </table:table-cell>
              <table:table-cell office:value-type="float" office:value="1.93915696698241">
                <text:p>1.93915696698241</text:p>
              </table:table-cell>
              <table:table-cell office:value-type="float" office:value="2.00509992899606">
                <text:p>2.00509992899606</text:p>
              </table:table-cell>
              <table:table-cell office:value-type="float" office:value="2.0626335029956">
                <text:p>2.0626335029956</text:p>
              </table:table-cell>
              <table:table-cell office:value-type="float" office:value="1.885887041979">
                <text:p>1.885887041979</text:p>
              </table:table-cell>
              <table:table-cell office:value-type="float" office:value="1.90009476599516">
                <text:p>1.90009476599516</text:p>
              </table:table-cell>
              <table:table-cell office:value-type="float" office:value="1.91274843097199">
                <text:p>1.91274843097199</text:p>
              </table:table-cell>
              <table:table-cell office:value-type="float" office:value="2.06394687999273">
                <text:p>2.06394687999273</text:p>
              </table:table-cell>
              <table:table-cell office:value-type="float" office:value="2.03753136197338">
                <text:p>2.03753136197338</text:p>
              </table:table-cell>
              <table:table-cell office:value-type="float" office:value="2.70753791497555">
                <text:p>2.70753791497555</text:p>
              </table:table-cell>
              <table:table-cell office:value-type="float" office:value="2.08940537198214">
                <text:p>2.08940537198214</text:p>
              </table:table-cell>
              <table:table-cell office:value-type="float" office:value="2.59994002903113">
                <text:p>2.59994002903113</text:p>
              </table:table-cell>
              <table:table-cell office:value-type="float" office:value="1.97665273299208">
                <text:p>1.97665273299208</text:p>
              </table:table-cell>
              <table:table-cell office:value-type="float" office:value="2.03302703995723">
                <text:p>2.03302703995723</text:p>
              </table:table-cell>
              <table:table-cell office:value-type="float" office:value="2.64331154199317">
                <text:p>2.64331154199317</text:p>
              </table:table-cell>
              <table:table-cell office:value-type="float" office:value="3.60496518498985">
                <text:p>3.60496518498985</text:p>
              </table:table-cell>
              <table:table-cell office:value-type="float" office:value="2.65920833899872">
                <text:p>2.65920833899872</text:p>
              </table:table-cell>
              <table:table-cell office:value-type="float" office:value="2.0405590320006">
                <text:p>2.0405590320006</text:p>
              </table:table-cell>
              <table:table-cell office:value-type="float" office:value="2.09211721102474">
                <text:p>2.09211721102474</text:p>
              </table:table-cell>
              <table:table-cell office:value-type="float" office:value="2.07666273799259">
                <text:p>2.07666273799259</text:p>
              </table:table-cell>
              <table:table-cell office:value-type="float" office:value="2.09055943600833">
                <text:p>2.09055943600833</text:p>
              </table:table-cell>
              <table:table-cell office:value-type="float" office:value="2.14886896300595">
                <text:p>2.14886896300595</text:p>
              </table:table-cell>
              <table:table-cell office:value-type="float" office:value="2.12977464403957">
                <text:p>2.12977464403957</text:p>
              </table:table-cell>
              <table:table-cell office:value-type="float" office:value="2.15932659298414">
                <text:p>2.15932659298414</text:p>
              </table:table-cell>
              <table:table-cell office:value-type="float" office:value="2.14695856795879">
                <text:p>2.14695856795879</text:p>
              </table:table-cell>
              <table:table-cell office:value-type="float" office:value="2.17151836003177">
                <text:p>2.17151836003177</text:p>
              </table:table-cell>
              <table:table-cell office:value-type="float" office:value="2.1856306460104">
                <text:p>2.1856306460104</text:p>
              </table:table-cell>
              <table:table-cell office:value-type="float" office:value="2.27595941594336">
                <text:p>2.27595941594336</text:p>
              </table:table-cell>
              <table:table-cell office:value-type="float" office:value="2.21706621901831">
                <text:p>2.21706621901831</text:p>
              </table:table-cell>
              <table:table-cell office:value-type="float" office:value="2.2891516519594">
                <text:p>2.2891516519594</text:p>
              </table:table-cell>
              <table:table-cell office:value-type="float" office:value="2.26541465101764">
                <text:p>2.26541465101764</text:p>
              </table:table-cell>
              <table:table-cell office:value-type="float" office:value="2.23701752303168">
                <text:p>2.23701752303168</text:p>
              </table:table-cell>
              <table:table-cell office:value-type="float" office:value="2.32840102002956">
                <text:p>2.32840102002956</text:p>
              </table:table-cell>
              <table:table-cell office:value-type="float" office:value="2.27399686595891">
                <text:p>2.27399686595891</text:p>
              </table:table-cell>
              <table:table-cell office:value-type="float" office:value="2.32128948695026">
                <text:p>2.32128948695026</text:p>
              </table:table-cell>
              <table:table-cell office:value-type="float" office:value="2.31660168699455">
                <text:p>2.31660168699455</text:p>
              </table:table-cell>
              <table:table-cell office:value-type="float" office:value="2.38712932600174">
                <text:p>2.38712932600174</text:p>
              </table:table-cell>
              <table:table-cell office:value-type="float" office:value="2.39803575095721">
                <text:p>2.39803575095721</text:p>
              </table:table-cell>
              <table:table-cell office:value-type="float" office:value="2.35090010199929">
                <text:p>2.350900101999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4.199cm" style:legend-expansion="high" chart:style-name="ch2"/>
        <chart:plot-area chart:style-name="ch3" table:cell-range-address="euler_arb.A51:euler_arb.AX51" svg:x="0.32cm" svg:y="0.18cm" svg:width="12.866cm" svg:height="8.64cm">
          <chart:coordinate-region svg:x="1.614cm" svg:y="0.381cm" svg:width="11.572cm" svg:height="7.6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uler_arb.A51:euler_arb.AX5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1.76">
                <text:p>1.76</text:p>
                <draw:g>
                  <svg:desc>euler_arb.A51:euler_arb.AX51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4.199cm" style:legend-expansion="high" chart:style-name="ch2"/>
        <chart:plot-area chart:style-name="ch3" table:cell-range-address="mr_arb.A51:mr_arb.AX51" svg:x="0.32cm" svg:y="0.18cm" svg:width="12.866cm" svg:height="8.64cm">
          <chart:coordinate-region svg:x="1.614cm" svg:y="0.381cm" svg:width="11.572cm" svg:height="7.6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r_arb.A51:mr_arb.AX5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1.34">
                <text:p>1.34</text:p>
                <draw:g>
                  <svg:desc>mr_arb.A51:mr_arb.AX51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87cm" svg:height="9.004cm" xlink:href=".." xlink:type="simple" chart:class="chart:line" chart:style-name="ch1">
        <chart:plot-area chart:style-name="ch2" table:cell-range-address="euler_arb.A51:euler_arb.AX51" svg:x="0.387cm" svg:y="0.18cm" svg:width="18.613cm" svg:height="8.644cm">
          <chart:coordinate-region svg:x="1.681cm" svg:y="0.18cm" svg:width="17.319cm" svg:height="7.6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euler_arb.A51:euler_arb.AX5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1.76">
                <text:p>1.76</text:p>
                <draw:g>
                  <svg:desc>euler_arb.A51:euler_arb.AX51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max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87cm" svg:height="9.004cm" xlink:href=".." xlink:type="simple" chart:class="chart:line" chart:style-name="ch1">
        <chart:plot-area chart:style-name="ch2" table:cell-range-address="mr_arb.A51:mr_arb.AX51" svg:x="0.387cm" svg:y="0.18cm" svg:width="18.613cm" svg:height="8.644cm">
          <chart:coordinate-region svg:x="1.681cm" svg:y="0.18cm" svg:width="17.319cm" svg:height="7.6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mr_arb.A51:mr_arb.AX5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1.34">
                <text:p>1.34</text:p>
                <draw:g>
                  <svg:desc>mr_arb.A51:mr_arb.AX51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1pt" style:font-size-asian="9pt" style:font-size-complex="9pt"/>
    </style:style>
    <style:style style:name="ch6" style:family="chart" style:data-style-name="N1">
      <style:chart-properties chart:display-label="true" chart:logarithmic="false" chart:maximum="7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58cm" svg:height="9.597cm" xlink:href=".." xlink:type="simple" chart:class="chart:line" chart:style-name="ch1">
        <chart:legend chart:legend-position="end" svg:x="16.785cm" svg:y="3.943cm" style:legend-expansion="custom" svg:width="5.033cm" svg:height="1.711cm" style:legend-expansion-aspect-ratio="2.94155464640561" chart:style-name="ch2"/>
        <chart:plot-area chart:style-name="ch3" table:cell-range-address="collab.A1:collab.A3 fermat_arb.A51:fermat_arb.AX51 euler_arb.A51:euler_arb.AX51 mr_arb.A51:mr_arb.AX51" chart:data-source-has-labels="column" svg:x="1.232cm" svg:y="0.372cm" svg:width="15.303cm" svg:height="8.53cm">
          <chart:coordinate-region svg:x="1.67cm" svg:y="0.533cm" svg:width="14.865cm" svg:height="7.628cm"/>
          <chart:axis chart:dimension="x" chart:name="primary-x" chart:style-name="ch4">
            <chart:title svg:x="7.569cm" svg:y="8.991cm" chart:style-name="ch5">
              <text:p>k bases tested</text:p>
            </chart:title>
          </chart:axis>
          <chart:axis chart:dimension="y" chart:name="primary-y" chart:style-name="ch6">
            <chart:title svg:x="0.185cm" svg:y="8.21cm" chart:style-name="ch7">
              <text:p>Average number of pseudoprimes found</text:p>
            </chart:title>
            <chart:grid chart:style-name="ch8" chart:class="major"/>
          </chart:axis>
          <chart:series chart:style-name="ch9" chart:values-cell-range-address="fermat_arb.A51:fermat_arb.AX51" chart:label-cell-address="collab.A1:collab.A1" chart:class="chart:line">
            <chart:data-point chart:repeated="50"/>
          </chart:series>
          <chart:series chart:style-name="ch10" chart:values-cell-range-address="euler_arb.A51:euler_arb.AX51" chart:label-cell-address="collab.A2:collab.A2" chart:class="chart:line">
            <chart:data-point chart:repeated="50"/>
          </chart:series>
          <chart:series chart:style-name="ch11" chart:values-cell-range-address="mr_arb.A51:mr_arb.AX51" chart:label-cell-address="collab.A3:collab.A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Fermat</text:p>
                <draw:g>
                  <svg:desc>collab.A1:collab.A1</svg:desc>
                </draw:g>
              </table:table-cell>
              <table:table-cell office:value-type="float" office:value="6.5">
                <text:p>6.5</text:p>
                <draw:g>
                  <svg:desc>fermat_arb.A51:fermat_arb.AX51</svg:desc>
                </draw:g>
              </table:table-cell>
              <table:table-cell office:value-type="float" office:value="1.02">
                <text:p>1.02</text:p>
              </table:table-cell>
              <table:table-cell office:value-type="float" office:value="0.46">
                <text:p>0.46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22">
                <text:p>0.22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Euler (Solovay-Strassen)</text:p>
                <draw:g>
                  <svg:desc>collab.A2:collab.A2</svg:desc>
                </draw:g>
              </table:table-cell>
              <table:table-cell office:value-type="float" office:value="1.76">
                <text:p>1.76</text:p>
                <draw:g>
                  <svg:desc>euler_arb.A51:euler_arb.AX51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ler-Rabin</text:p>
                <draw:g>
                  <svg:desc>collab.A3:collab.A3</svg:desc>
                </draw:g>
              </table:table-cell>
              <table:table-cell office:value-type="float" office:value="1.34">
                <text:p>1.34</text:p>
                <draw:g>
                  <svg:desc>mr_arb.A51:mr_arb.AX51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87cm" svg:height="9.004cm" xlink:href=".." xlink:type="simple" chart:class="chart:line" chart:style-name="ch1">
        <chart:plot-area chart:style-name="ch2" table:cell-range-address="fermat_arb.CV1:fermat_arb.CV51" svg:x="0.387cm" svg:y="0.18cm" svg:width="18.613cm" svg:height="8.644cm">
          <chart:coordinate-region svg:x="1.306cm" svg:y="0.18cm" svg:width="17.552cm" svg:height="7.6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rmat_arb.CV1:fermat_arb.CV51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6">
                <text:p>0.1616</text:p>
                <draw:g>
                  <svg:desc>fermat_arb.CV1:fermat_arb.CV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12">
                <text:p>0.1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32">
                <text:p>0.3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32">
                <text:p>0.3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18">
                <text:p>0.18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12">
                <text:p>0.1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16">
                <text:p>0.1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4">
                <text:p>0.3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28">
                <text:p>0.2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36">
                <text:p>0.3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32">
                <text:p>0.3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28">
                <text:p>0.2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38">
                <text:p>0.3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26">
                <text:p>0.2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28">
                <text:p>0.2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8">
                <text:p>0.28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34">
                <text:p>0.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1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23cm" svg:height="9.597cm" xlink:href=".." xlink:type="simple" chart:class="chart:line" chart:style-name="ch1">
        <chart:legend chart:legend-position="end" svg:x="16.986cm" svg:y="3.943cm" style:legend-expansion="custom" svg:width="5.093cm" svg:height="1.711cm" style:legend-expansion-aspect-ratio="2.97662185856224" chart:style-name="ch2"/>
        <chart:plot-area chart:style-name="ch3" table:cell-range-address="collab.A1:collab.A3 fermat_arb.CY1:fermat_arb.CY50 euler_arb.CY1:euler_arb.CY50 mr_arb.CY1:mr_arb.CY50" chart:data-source-has-labels="row" svg:x="0.583cm" svg:y="0.372cm" svg:width="16.15cm" svg:height="8.53cm">
          <chart:coordinate-region svg:x="1.69cm" svg:y="0.533cm" svg:width="15.043cm" svg:height="7.628cm"/>
          <chart:axis chart:dimension="x" chart:name="primary-x" chart:style-name="ch4">
            <chart:title svg:x="7.385cm" svg:y="8.991cm" chart:style-name="ch5">
              <text:p>Trial Number</text:p>
            </chart:title>
          </chart:axis>
          <chart:axis chart:dimension="y" chart:name="primary-y" chart:style-name="ch6">
            <chart:title svg:x="0cm" svg:y="8.183cm" chart:style-name="ch7">
              <text:p>Time taken for tests k=1 to k=100 (s)</text:p>
            </chart:title>
            <chart:grid chart:style-name="ch8" chart:class="major"/>
          </chart:axis>
          <chart:series chart:style-name="ch9" chart:values-cell-range-address="fermat_arb.CY1:fermat_arb.CY50" chart:label-cell-address="collab.A1:collab.A1" chart:class="chart:line">
            <chart:data-point chart:repeated="50"/>
          </chart:series>
          <chart:series chart:style-name="ch10" chart:values-cell-range-address="euler_arb.CY1:euler_arb.CY50" chart:label-cell-address="collab.A2:collab.A2" chart:class="chart:line">
            <chart:data-point chart:repeated="50"/>
          </chart:series>
          <chart:series chart:style-name="ch11" chart:values-cell-range-address="mr_arb.CY1:mr_arb.CY50" chart:label-cell-address="collab.A3:collab.A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mat</text:p>
                <draw:g>
                  <svg:desc>collab.A1:collab.A1</svg:desc>
                </draw:g>
              </table:table-cell>
              <table:table-cell office:value-type="string">
                <text:p>Euler (Solovay-Strassen)</text:p>
                <draw:g>
                  <svg:desc>collab.A2:collab.A2</svg:desc>
                </draw:g>
              </table:table-cell>
              <table:table-cell office:value-type="string">
                <text:p>Miller-Rabin</text:p>
                <draw:g>
                  <svg:desc>collab.A3:collab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703">
                <text:p>8.3703</text:p>
                <draw:g>
                  <svg:desc>fermat_arb.CY1:fermat_arb.CY50</svg:desc>
                </draw:g>
              </table:table-cell>
              <table:table-cell office:value-type="float" office:value="5.0827">
                <text:p>5.0827</text:p>
                <draw:g>
                  <svg:desc>euler_arb.CY1:euler_arb.CY50</svg:desc>
                </draw:g>
              </table:table-cell>
              <table:table-cell office:value-type="float" office:value="6.0078">
                <text:p>6.0078</text:p>
                <draw:g>
                  <svg:desc>mr_arb.CY1:mr_arb.C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94">
                <text:p>8.494</text:p>
              </table:table-cell>
              <table:table-cell office:value-type="float" office:value="5.3253">
                <text:p>5.3253</text:p>
              </table:table-cell>
              <table:table-cell office:value-type="float" office:value="6.1587">
                <text:p>6.1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646">
                <text:p>8.0646</text:p>
              </table:table-cell>
              <table:table-cell office:value-type="float" office:value="4.0194">
                <text:p>4.0194</text:p>
              </table:table-cell>
              <table:table-cell office:value-type="float" office:value="6.0764">
                <text:p>6.0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4225">
                <text:p>9.4225</text:p>
              </table:table-cell>
              <table:table-cell office:value-type="float" office:value="4.2345">
                <text:p>4.2345</text:p>
              </table:table-cell>
              <table:table-cell office:value-type="float" office:value="5.8549">
                <text:p>5.8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189">
                <text:p>7.8189</text:p>
              </table:table-cell>
              <table:table-cell office:value-type="float" office:value="4.8794">
                <text:p>4.8794</text:p>
              </table:table-cell>
              <table:table-cell office:value-type="float" office:value="6.0775">
                <text:p>6.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956">
                <text:p>7.9956</text:p>
              </table:table-cell>
              <table:table-cell office:value-type="float" office:value="4.0149">
                <text:p>4.0149</text:p>
              </table:table-cell>
              <table:table-cell office:value-type="float" office:value="6.5645">
                <text:p>6.5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724">
                <text:p>8.0724</text:p>
              </table:table-cell>
              <table:table-cell office:value-type="float" office:value="3.9904">
                <text:p>3.9904</text:p>
              </table:table-cell>
              <table:table-cell office:value-type="float" office:value="5.9188">
                <text:p>5.9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192">
                <text:p>8.1192</text:p>
              </table:table-cell>
              <table:table-cell office:value-type="float" office:value="3.8887">
                <text:p>3.8887</text:p>
              </table:table-cell>
              <table:table-cell office:value-type="float" office:value="7.3802">
                <text:p>7.3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67">
                <text:p>8.0567</text:p>
              </table:table-cell>
              <table:table-cell office:value-type="float" office:value="3.993">
                <text:p>3.993</text:p>
              </table:table-cell>
              <table:table-cell office:value-type="float" office:value="6.0446">
                <text:p>6.0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038">
                <text:p>8.5038</text:p>
              </table:table-cell>
              <table:table-cell office:value-type="float" office:value="4.9118">
                <text:p>4.9118</text:p>
              </table:table-cell>
              <table:table-cell office:value-type="float" office:value="5.8841">
                <text:p>5.8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387">
                <text:p>7.8387</text:p>
              </table:table-cell>
              <table:table-cell office:value-type="float" office:value="4.1499">
                <text:p>4.1499</text:p>
              </table:table-cell>
              <table:table-cell office:value-type="float" office:value="6.1293">
                <text:p>6.1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32">
                <text:p>7.832</text:p>
              </table:table-cell>
              <table:table-cell office:value-type="float" office:value="4.7686">
                <text:p>4.7686</text:p>
              </table:table-cell>
              <table:table-cell office:value-type="float" office:value="5.9191">
                <text:p>5.9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237">
                <text:p>8.1237</text:p>
              </table:table-cell>
              <table:table-cell office:value-type="float" office:value="4.2962">
                <text:p>4.2962</text:p>
              </table:table-cell>
              <table:table-cell office:value-type="float" office:value="6.8238">
                <text:p>6.8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507">
                <text:p>8.0507</text:p>
              </table:table-cell>
              <table:table-cell office:value-type="float" office:value="4.2696">
                <text:p>4.2696</text:p>
              </table:table-cell>
              <table:table-cell office:value-type="float" office:value="6.6188">
                <text:p>6.6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99">
                <text:p>8.099</text:p>
              </table:table-cell>
              <table:table-cell office:value-type="float" office:value="4.2359">
                <text:p>4.2359</text:p>
              </table:table-cell>
              <table:table-cell office:value-type="float" office:value="6.5012">
                <text:p>6.5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117">
                <text:p>8.1117</text:p>
              </table:table-cell>
              <table:table-cell office:value-type="float" office:value="3.7808">
                <text:p>3.7808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012">
                <text:p>8.0012</text:p>
              </table:table-cell>
              <table:table-cell office:value-type="float" office:value="4.0129">
                <text:p>4.0129</text:p>
              </table:table-cell>
              <table:table-cell office:value-type="float" office:value="6.2342">
                <text:p>6.2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481">
                <text:p>8.1481</text:p>
              </table:table-cell>
              <table:table-cell office:value-type="float" office:value="4.1494">
                <text:p>4.1494</text:p>
              </table:table-cell>
              <table:table-cell office:value-type="float" office:value="6.1955">
                <text:p>6.1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194">
                <text:p>7.9194</text:p>
              </table:table-cell>
              <table:table-cell office:value-type="float" office:value="4.3204">
                <text:p>4.3204</text:p>
              </table:table-cell>
              <table:table-cell office:value-type="float" office:value="6.9073">
                <text:p>6.9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8037">
                <text:p>7.8037</text:p>
              </table:table-cell>
              <table:table-cell office:value-type="float" office:value="3.7455">
                <text:p>3.7455</text:p>
              </table:table-cell>
              <table:table-cell office:value-type="float" office:value="6.2383">
                <text:p>6.23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303">
                <text:p>11.4303</text:p>
              </table:table-cell>
              <table:table-cell office:value-type="float" office:value="3.981">
                <text:p>3.981</text:p>
              </table:table-cell>
              <table:table-cell office:value-type="float" office:value="6.5242">
                <text:p>6.5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1451">
                <text:p>9.1451</text:p>
              </table:table-cell>
              <table:table-cell office:value-type="float" office:value="3.77">
                <text:p>3.77</text:p>
              </table:table-cell>
              <table:table-cell office:value-type="float" office:value="6.6846">
                <text:p>6.6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007">
                <text:p>8.7007</text:p>
              </table:table-cell>
              <table:table-cell office:value-type="float" office:value="4.5103">
                <text:p>4.5103</text:p>
              </table:table-cell>
              <table:table-cell office:value-type="float" office:value="6.0851">
                <text:p>6.0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63">
                <text:p>8.0563</text:p>
              </table:table-cell>
              <table:table-cell office:value-type="float" office:value="3.7191">
                <text:p>3.7191</text:p>
              </table:table-cell>
              <table:table-cell office:value-type="float" office:value="6.5077">
                <text:p>6.5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673">
                <text:p>8.2673</text:p>
              </table:table-cell>
              <table:table-cell office:value-type="float" office:value="3.7976">
                <text:p>3.7976</text:p>
              </table:table-cell>
              <table:table-cell office:value-type="float" office:value="6.0592">
                <text:p>6.0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033">
                <text:p>8.2033</text:p>
              </table:table-cell>
              <table:table-cell office:value-type="float" office:value="5.0404">
                <text:p>5.0404</text:p>
              </table:table-cell>
              <table:table-cell office:value-type="float" office:value="5.9201">
                <text:p>5.9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608">
                <text:p>7.8608</text:p>
              </table:table-cell>
              <table:table-cell office:value-type="float" office:value="4.0896">
                <text:p>4.0896</text:p>
              </table:table-cell>
              <table:table-cell office:value-type="float" office:value="5.8509">
                <text:p>5.85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37">
                <text:p>7.737</text:p>
              </table:table-cell>
              <table:table-cell office:value-type="float" office:value="3.8655">
                <text:p>3.8655</text:p>
              </table:table-cell>
              <table:table-cell office:value-type="float" office:value="5.849">
                <text:p>5.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3">
                <text:p>7.93</text:p>
              </table:table-cell>
              <table:table-cell office:value-type="float" office:value="3.8056">
                <text:p>3.8056</text:p>
              </table:table-cell>
              <table:table-cell office:value-type="float" office:value="6.3191">
                <text:p>6.3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534">
                <text:p>7.8534</text:p>
              </table:table-cell>
              <table:table-cell office:value-type="float" office:value="3.734">
                <text:p>3.734</text:p>
              </table:table-cell>
              <table:table-cell office:value-type="float" office:value="6.1035">
                <text:p>6.1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851">
                <text:p>7.8851</text:p>
              </table:table-cell>
              <table:table-cell office:value-type="float" office:value="3.8727">
                <text:p>3.8727</text:p>
              </table:table-cell>
              <table:table-cell office:value-type="float" office:value="5.936">
                <text:p>5.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3782">
                <text:p>8.3782</text:p>
              </table:table-cell>
              <table:table-cell office:value-type="float" office:value="3.6624">
                <text:p>3.6624</text:p>
              </table:table-cell>
              <table:table-cell office:value-type="float" office:value="6.121">
                <text:p>6.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916">
                <text:p>9.6916</text:p>
              </table:table-cell>
              <table:table-cell office:value-type="float" office:value="3.8387">
                <text:p>3.8387</text:p>
              </table:table-cell>
              <table:table-cell office:value-type="float" office:value="6.8077">
                <text:p>6.8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859">
                <text:p>8.1859</text:p>
              </table:table-cell>
              <table:table-cell office:value-type="float" office:value="3.8595">
                <text:p>3.8595</text:p>
              </table:table-cell>
              <table:table-cell office:value-type="float" office:value="8.4482">
                <text:p>8.4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8866">
                <text:p>7.8866</text:p>
              </table:table-cell>
              <table:table-cell office:value-type="float" office:value="3.7263">
                <text:p>3.7263</text:p>
              </table:table-cell>
              <table:table-cell office:value-type="float" office:value="8.5689">
                <text:p>8.5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7668">
                <text:p>9.7668</text:p>
              </table:table-cell>
              <table:table-cell office:value-type="float" office:value="3.7404">
                <text:p>3.7404</text:p>
              </table:table-cell>
              <table:table-cell office:value-type="float" office:value="6.4306">
                <text:p>6.4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4">
                <text:p>9.24</text:p>
              </table:table-cell>
              <table:table-cell office:value-type="float" office:value="3.8404">
                <text:p>3.8404</text:p>
              </table:table-cell>
              <table:table-cell office:value-type="float" office:value="6.3052">
                <text:p>6.3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098">
                <text:p>7.8098</text:p>
              </table:table-cell>
              <table:table-cell office:value-type="float" office:value="3.8785">
                <text:p>3.8785</text:p>
              </table:table-cell>
              <table:table-cell office:value-type="float" office:value="6.4711">
                <text:p>6.4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3471">
                <text:p>9.3471</text:p>
              </table:table-cell>
              <table:table-cell office:value-type="float" office:value="3.9312">
                <text:p>3.9312</text:p>
              </table:table-cell>
              <table:table-cell office:value-type="float" office:value="6.4685">
                <text:p>6.4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7">
                <text:p>8.37</text:p>
              </table:table-cell>
              <table:table-cell office:value-type="float" office:value="3.7937">
                <text:p>3.7937</text:p>
              </table:table-cell>
              <table:table-cell office:value-type="float" office:value="6.4886">
                <text:p>6.4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869">
                <text:p>8.2869</text:p>
              </table:table-cell>
              <table:table-cell office:value-type="float" office:value="3.9321">
                <text:p>3.9321</text:p>
              </table:table-cell>
              <table:table-cell office:value-type="float" office:value="6.2073">
                <text:p>6.2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8131">
                <text:p>7.8131</text:p>
              </table:table-cell>
              <table:table-cell office:value-type="float" office:value="4.2396">
                <text:p>4.2396</text:p>
              </table:table-cell>
              <table:table-cell office:value-type="float" office:value="6.9918">
                <text:p>6.9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005">
                <text:p>8.4005</text:p>
              </table:table-cell>
              <table:table-cell office:value-type="float" office:value="3.923">
                <text:p>3.923</text:p>
              </table:table-cell>
              <table:table-cell office:value-type="float" office:value="6.1937">
                <text:p>6.1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73">
                <text:p>7.873</text:p>
              </table:table-cell>
              <table:table-cell office:value-type="float" office:value="3.8512">
                <text:p>3.8512</text:p>
              </table:table-cell>
              <table:table-cell office:value-type="float" office:value="6.2372">
                <text:p>6.2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7081">
                <text:p>8.7081</text:p>
              </table:table-cell>
              <table:table-cell office:value-type="float" office:value="3.73">
                <text:p>3.73</text:p>
              </table:table-cell>
              <table:table-cell office:value-type="float" office:value="5.8884">
                <text:p>5.8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9907">
                <text:p>7.9907</text:p>
              </table:table-cell>
              <table:table-cell office:value-type="float" office:value="3.9642">
                <text:p>3.9642</text:p>
              </table:table-cell>
              <table:table-cell office:value-type="float" office:value="6.4792">
                <text:p>6.4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9263">
                <text:p>7.9263</text:p>
              </table:table-cell>
              <table:table-cell office:value-type="float" office:value="3.7165">
                <text:p>3.7165</text:p>
              </table:table-cell>
              <table:table-cell office:value-type="float" office:value="5.9003">
                <text:p>5.9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3597">
                <text:p>9.3597</text:p>
              </table:table-cell>
              <table:table-cell office:value-type="float" office:value="4.0903">
                <text:p>4.0903</text:p>
              </table:table-cell>
              <table:table-cell office:value-type="float" office:value="6.4391">
                <text:p>6.43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2046">
                <text:p>8.2046</text:p>
              </table:table-cell>
              <table:table-cell office:value-type="float" office:value="3.7342">
                <text:p>3.7342</text:p>
              </table:table-cell>
              <table:table-cell office:value-type="float" office:value="6.0701">
                <text:p>6.07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7815">
                <text:p>7.7815</text:p>
              </table:table-cell>
              <table:table-cell office:value-type="float" office:value="3.9637">
                <text:p>3.9637</text:p>
              </table:table-cell>
              <table:table-cell office:value-type="float" office:value="6.02">
                <text:p>6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family="cmr10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11pt" style:font-size-asian="9pt" style:font-size-complex="9pt"/>
    </style:style>
    <style:style style:name="ch6" style:family="chart" style:data-style-name="N2">
      <style:chart-properties chart:display-label="true" chart:logarithmic="false" chart:maximum="0.45" chart:origin="0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23cm" svg:height="9.597cm" xlink:href=".." xlink:type="simple" chart:class="chart:line" chart:style-name="ch1">
        <chart:legend chart:legend-position="end" svg:x="16.986cm" svg:y="3.943cm" style:legend-expansion="custom" svg:width="5.093cm" svg:height="1.711cm" style:legend-expansion-aspect-ratio="2.97662185856224" chart:style-name="ch2"/>
        <chart:plot-area chart:style-name="ch3" table:cell-range-address="collab.A1:collab.A3 fermat_arb.CV1:fermat_arb.CV50 euler_arb.CV1:euler_arb.CV50 mr_arb.CV1:mr_arb.CV50" chart:data-source-has-labels="row" svg:x="0.771cm" svg:y="0.371cm" svg:width="15.962cm" svg:height="8.531cm">
          <chart:coordinate-region svg:x="1.69cm" svg:y="0.533cm" svg:width="15.043cm" svg:height="7.628cm"/>
          <chart:axis chart:dimension="x" chart:name="primary-x" chart:style-name="ch4">
            <chart:title svg:x="7.479cm" svg:y="8.991cm" chart:style-name="ch5">
              <text:p>Trial Number</text:p>
            </chart:title>
          </chart:axis>
          <chart:axis chart:dimension="y" chart:name="primary-y" chart:style-name="ch6">
            <chart:title svg:x="0cm" svg:y="8.209cm" chart:style-name="ch7">
              <text:p>Average number of pseudoprimes found</text:p>
            </chart:title>
            <chart:grid chart:style-name="ch8" chart:class="major"/>
          </chart:axis>
          <chart:series chart:style-name="ch9" chart:values-cell-range-address="fermat_arb.CV1:fermat_arb.CV50" chart:label-cell-address="collab.A1:collab.A1" chart:class="chart:line">
            <chart:data-point chart:repeated="50"/>
          </chart:series>
          <chart:series chart:style-name="ch10" chart:values-cell-range-address="euler_arb.CV1:euler_arb.CV50" chart:label-cell-address="collab.A2:collab.A2" chart:class="chart:line">
            <chart:data-point chart:repeated="50"/>
          </chart:series>
          <chart:series chart:style-name="ch11" chart:values-cell-range-address="mr_arb.CV1:mr_arb.CV50" chart:label-cell-address="collab.A3:collab.A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rmat</text:p>
                <draw:g>
                  <svg:desc>collab.A1:collab.A1</svg:desc>
                </draw:g>
              </table:table-cell>
              <table:table-cell office:value-type="string">
                <text:p>Euler (Solovay-Strassen)</text:p>
                <draw:g>
                  <svg:desc>collab.A2:collab.A2</svg:desc>
                </draw:g>
              </table:table-cell>
              <table:table-cell office:value-type="string">
                <text:p>Miller-Rabin</text:p>
                <draw:g>
                  <svg:desc>collab.A3:collab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6">
                <text:p>0.1616</text:p>
                <draw:g>
                  <svg:desc>fermat_arb.CV1:fermat_arb.CV50</svg:desc>
                </draw:g>
              </table:table-cell>
              <table:table-cell office:value-type="float" office:value="0.0202">
                <text:p>0.0202</text:p>
                <draw:g>
                  <svg:desc>euler_arb.CV1:euler_arb.CV50</svg:desc>
                </draw:g>
              </table:table-cell>
              <table:table-cell office:value-type="float" office:value="0.0202">
                <text:p>0.0202</text:p>
                <draw:g>
                  <svg:desc>mr_arb.CV1:mr_arb.CV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2">
                <text:p>0.202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24">
                <text:p>0.2424</text:p>
              </table:table-cell>
              <table:table-cell office:value-type="float" office:value="0.0808">
                <text:p>0.0808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24">
                <text:p>0.2424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2">
                <text:p>0.202</text:p>
              </table:table-cell>
              <table:table-cell office:value-type="float" office:value="0.0202">
                <text:p>0.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2">
                <text:p>0.2222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24">
                <text:p>0.2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2">
                <text:p>0.2222</text:p>
              </table:table-cell>
              <table:table-cell office:value-type="float" office:value="0.0202">
                <text:p>0.0202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22">
                <text:p>0.2222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22">
                <text:p>0.2222</text:p>
              </table:table-cell>
              <table:table-cell office:value-type="float" office:value="0.0606">
                <text:p>0.0606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">
                <text:p>0.303</text:p>
              </table:table-cell>
              <table:table-cell office:value-type="float" office:value="0.0808">
                <text:p>0.0808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12">
                <text:p>0.1212</text:p>
              </table:table-cell>
              <table:table-cell office:value-type="float" office:value="0.0606">
                <text:p>0.0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32">
                <text:p>0.3232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22">
                <text:p>0.2222</text:p>
              </table:table-cell>
              <table:table-cell office:value-type="float" office:value="0.0606">
                <text:p>0.060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14">
                <text:p>0.1414</text:p>
              </table:table-cell>
              <table:table-cell office:value-type="float" office:value="0">
                <text:p>0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22">
                <text:p>0.2222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32">
                <text:p>0.3232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22">
                <text:p>0.2222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4">
                <text:p>0.1414</text:p>
              </table:table-cell>
              <table:table-cell office:value-type="float" office:value="0.0808">
                <text:p>0.080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24">
                <text:p>0.2424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18">
                <text:p>0.1818</text:p>
              </table:table-cell>
              <table:table-cell office:value-type="float" office:value="0.101">
                <text:p>0.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12">
                <text:p>0.1212</text:p>
              </table:table-cell>
              <table:table-cell office:value-type="float" office:value="0.0808">
                <text:p>0.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22">
                <text:p>0.2222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2">
                <text:p>0.202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16">
                <text:p>0.1616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4">
                <text:p>0.3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2">
                <text:p>0.202</text:p>
              </table:table-cell>
              <table:table-cell office:value-type="float" office:value="0.0202">
                <text:p>0.0202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22">
                <text:p>0.2222</text:p>
              </table:table-cell>
              <table:table-cell office:value-type="float" office:value="0.0808">
                <text:p>0.080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28">
                <text:p>0.2828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24">
                <text:p>0.2424</text:p>
              </table:table-cell>
              <table:table-cell office:value-type="float" office:value="0.0606">
                <text:p>0.0606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2">
                <text:p>0.202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2">
                <text:p>0.202</text:p>
              </table:table-cell>
              <table:table-cell office:value-type="float" office:value="0.0404">
                <text:p>0.0404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36">
                <text:p>0.3636</text:p>
              </table:table-cell>
              <table:table-cell office:value-type="float" office:value="0.0606">
                <text:p>0.0606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32">
                <text:p>0.3232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24">
                <text:p>0.2424</text:p>
              </table:table-cell>
              <table:table-cell office:value-type="float" office:value="0.0202">
                <text:p>0.0202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14">
                <text:p>0.1414</text:p>
              </table:table-cell>
              <table:table-cell office:value-type="float" office:value="0.0404">
                <text:p>0.0404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28">
                <text:p>0.2828</text:p>
              </table:table-cell>
              <table:table-cell office:value-type="float" office:value="0.0404">
                <text:p>0.0404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14">
                <text:p>0.1414</text:p>
              </table:table-cell>
              <table:table-cell office:value-type="float" office:value="0.0606">
                <text:p>0.0606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38">
                <text:p>0.3838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26">
                <text:p>0.2626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2">
                <text:p>0.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28">
                <text:p>0.2828</text:p>
              </table:table-cell>
              <table:table-cell office:value-type="float" office:value="0.101">
                <text:p>0.101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22">
                <text:p>0.2222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3">
                <text:p>0.303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24">
                <text:p>0.2424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2">
                <text:p>0.202</text:p>
              </table:table-cell>
              <table:table-cell office:value-type="float" office:value="0.0404">
                <text:p>0.0404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3">
                <text:p>0.303</text:p>
              </table:table-cell>
              <table:table-cell office:value-type="float" office:value="0.0202">
                <text:p>0.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8">
                <text:p>0.2828</text:p>
              </table:table-cell>
              <table:table-cell office:value-type="float" office:value="0.0808">
                <text:p>0.0808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34">
                <text:p>0.3434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08">
                <text:p>0.0808</text:p>
              </table:table-cell>
              <table:table-cell office:value-type="float" office:value="0.0202">
                <text:p>0.02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